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2.362cm"/>
    </style:style>
    <style:style style:name="co18" style:family="table-column">
      <style:table-column-properties fo:break-before="page" style:column-width="1cm"/>
    </style:style>
    <style:style style:name="co19" style:family="table-column">
      <style:table-column-properties fo:break-before="auto" style:column-width="2.401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07cm"/>
    </style:style>
    <style:style style:name="co16" style:family="table-column">
      <style:table-column-properties fo:break-before="auto" style:column-width="6.001cm"/>
    </style:style>
    <style:style style:name="co20" style:family="table-column">
      <style:table-column-properties fo:break-before="auto" style:column-width="3.5cm"/>
    </style:style>
    <style:style style:name="co21" style:family="table-column">
      <style:table-column-properties fo:break-before="auto" style:column-width="3.099cm"/>
    </style:style>
    <style:style style:name="co22" style:family="table-column">
      <style:table-column-properties fo:break-before="auto" style:column-width="4.001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page" style:use-optimal-row-height="true"/>
    </style:style>
    <style:style style:name="ro8" style:family="table-row">
      <style:table-row-properties style:row-height="0.469cm" fo:break-before="auto" style:use-optimal-row-height="fals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0.446cm" fo:break-before="auto" style:use-optimal-row-height="false"/>
    </style:style>
    <style:style style:name="ro11" style:family="table-row">
      <style:table-row-properties style:row-height="0.538cm" fo:break-before="auto" style:use-optimal-row-height="true"/>
    </style:style>
    <style:style style:name="ta1" style:family="table" style:master-page-name="PageStyle_5f_00a_20_récapitulatif_20_corps_20_d_20_ét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24" style:family="table" style:master-page-name="PageStyle_5f_01a_20_démolition">
      <style:table-properties table:display="true" style:writing-mode="lr-tb"/>
    </style:style>
    <style:style style:name="ta25" style:family="table" style:master-page-name="PageStyle_5f_01b_20_VRD">
      <style:table-properties table:display="true" style:writing-mode="lr-tb"/>
    </style:style>
    <style:style style:name="ta26" style:family="table" style:master-page-name="PageStyle_5f_01c_20_gros_20_oeuvre">
      <style:table-properties table:display="true" style:writing-mode="lr-tb"/>
    </style:style>
    <style:style style:name="ta8" style:family="table" style:master-page-name="PageStyle_5f_02_20_charpente_20_metallique_20_">
      <style:table-properties table:display="true" style:writing-mode="lr-tb"/>
    </style:style>
    <style:style style:name="ta9" style:family="table" style:master-page-name="PageStyle_5f_03_20_couverture">
      <style:table-properties table:display="true" style:writing-mode="lr-tb"/>
    </style:style>
    <style:style style:name="ta10" style:family="table" style:master-page-name="PageStyle_5f_04_20_etancheite">
      <style:table-properties table:display="true" style:writing-mode="lr-tb"/>
    </style:style>
    <style:style style:name="ta11" style:family="table" style:master-page-name="PageStyle_5f_05_20_menuiserie_20_metallique">
      <style:table-properties table:display="true" style:writing-mode="lr-tb"/>
    </style:style>
    <style:style style:name="ta12" style:family="table" style:master-page-name="PageStyle_5f_06_20_menuiserie_20_aluminium">
      <style:table-properties table:display="true" style:writing-mode="lr-tb"/>
    </style:style>
    <style:style style:name="ta13" style:family="table" style:master-page-name="PageStyle_5f_07_20_menuiserie_20_bois">
      <style:table-properties table:display="true" style:writing-mode="lr-tb"/>
    </style:style>
    <style:style style:name="ta14" style:family="table" style:master-page-name="PageStyle_5f_08_20_menuiserie_20_PVC">
      <style:table-properties table:display="true" style:writing-mode="lr-tb"/>
    </style:style>
    <style:style style:name="ta15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7" style:family="table" style:master-page-name="PageStyle_5f_10_20_plaques_20_de_20_platre">
      <style:table-properties table:display="true" style:writing-mode="lr-tb"/>
    </style:style>
    <style:style style:name="ta19" style:family="table" style:master-page-name="PageStyle_5f_12_20_climatisation">
      <style:table-properties table:display="true" style:writing-mode="lr-tb"/>
    </style:style>
    <style:style style:name="ta21" style:family="table" style:master-page-name="PageStyle_5f_14_20_ascenseur">
      <style:table-properties table:display="true" style:writing-mode="lr-tb"/>
    </style:style>
    <style:style style:name="ta22" style:family="table" style:master-page-name="PageStyle_5f_15_20_peinture">
      <style:table-properties table:display="true" style:writing-mode="lr-tb"/>
    </style:style>
    <style:style style:name="ta23" style:family="table" style:master-page-name="PageStyle_5f_00b_20_récapitulatif_20_lots_20_-_20_MOe_20__26__20_offres_20_entreprises">
      <style:table-properties table:display="true" style:writing-mode="lr-tb"/>
    </style:style>
    <style:style style:name="ta27" style:family="table" style:master-page-name="PageStyle_5f_11_20_plomberie">
      <style:table-properties table:display="true" style:writing-mode="lr-tb"/>
    </style:style>
    <style:style style:name="ta28" style:family="table" style:master-page-name="PageStyle_5f_13_20_electricité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8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99"/>
    </style:style>
    <style:style style:name="ce189" style:family="table-cell" style:parent-style-name="Default">
      <style:table-cell-properties fo:background-color="#3deb3d"/>
    </style:style>
    <style:style style:name="ce58" style:family="table-cell" style:parent-style-name="Default" style:data-style-name="N11"/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5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0"/>
    <style:style style:name="ce163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190" style:family="table-cell" style:parent-style-name="Default" style:data-style-name="N2"/>
    <style:style style:name="ce191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51" style:family="table-cell" style:parent-style-name="Default" style:data-style-name="N4">
      <style:table-cell-properties style:diagonal-bl-tr="none" style:diagonal-tl-br="none" fo:border="none" style:rotation-align="none"/>
    </style:style>
    <style:style style:name="ce82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ffffcc"/>
    </style:style>
    <style:style style:name="ce87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88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/>
    </style:style>
    <style:style style:name="ce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0000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13"/>
    <style:style style:name="ce201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0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2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28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4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6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9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4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43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47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48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4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167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 style:data-style-name="N11">
      <style:table-cell-properties style:diagonal-bl-tr="none" style:diagonal-tl-br="none" fo:border="none" style:rotation-align="none"/>
    </style:style>
    <style:style style:name="ce175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DE BASE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1.6131">
            <text:p>89 561,61 €</text:p>
          </table:table-cell>
          <table:table-cell table:formula="of:=[.C9]*0.085" office:value-type="currency" office:currency="EUR" office:value="7612.7371135">
            <text:p>7 612,74 €</text:p>
          </table:table-cell>
          <table:table-cell table:formula="of:=[.D9]+[.C9]" office:value-type="currency" office:currency="EUR" office:value="97174.3502135">
            <text:p>97 174,35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2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22" office:value-type="string">
            <text:p>Dépassement de budget</text:p>
          </table:table-cell>
          <table:table-cell table:style-name="ce25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3" table:number-columns-repeated="2"/>
          <table:table-cell table:style-name="ce18" table:formula="of:=SUM([.E2:.E42])" office:value-type="currency" office:currency="EUR" office:value="743942.8084193">
            <text:p>743 942,81 €</text:p>
          </table:table-cell>
          <table:table-cell table:style-name="ce13" table:formula="of:=SUM([.C5:.C42])" office:value-type="currency" office:currency="EUR" office:value="685661.57458">
            <text:p>685 661,57 €</text:p>
          </table:table-cell>
          <table:table-cell table:style-name="ce23" table:formula="of:=[.F44]-650000" office:value-type="currency" office:currency="EUR" office:value="35661.57458">
            <text:p>35 661,57 €</text:p>
          </table:table-cell>
          <table:table-cell table:style-name="ce26" table:formula="of:=[.F44]/650000-1" office:value-type="percentage" office:value="0.0548639608923076">
            <text:p>5,49%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2.8084193">
            <text:p>743 942,81 €</text:p>
          </table:table-cell>
          <table:table-cell/>
          <table:table-cell table:style-name="ce24" table:formula="of:=650000*1.05" office:value-type="currency" office:currency="EUR" office:value="682500">
            <text:p>682 500,00 €</text:p>
          </table:table-cell>
          <table:table-cell table:style-name="ce27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 office:value-type="string">
            <text:p>réduire estim de</text:p>
          </table:table-cell>
          <table:table-cell table:style-name="ce24" table:formula="of:=[.F44]-[.G46]" office:value-type="currency" office:currency="EUR" office:value="3161.57458000001">
            <text:p>3 161,57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0a récapitulatif corps d état_options-variantes MOe" table:style-name="ta2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EN OPTION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1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28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21"/>
            <table:table-cell table:number-columns-repeated="2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1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31"/>
          <table:table-cell table:style-name="ce33"/>
          <table:table-cell/>
          <table:table-cell table:style-name="ce28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7"/>
        </table:table-row>
        <table:table-row table:style-name="ro1">
          <table:table-cell table:style-name="Default"/>
          <table:table-cell table:style-name="ce11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</table:table>
      <table:table table:name="00b récapitulatif lots - MOe &amp; offres entreprises" table:style-name="ta23" table:print-ranges="'00b récapitulatif lots - MOe &amp; offres entreprises'.A2:'00b récapitulatif lots - MOe &amp; offres entreprises'.Q106">
        <table:table-column table:style-name="co1" table:default-cell-style-name="Default"/>
        <table:table-column table:style-name="co16" table:default-cell-style-name="Default"/>
        <table:table-column table:style-name="co20" table:number-columns-repeated="2" table:default-cell-style-name="Default"/>
        <table:table-column table:style-name="co21" table:default-cell-style-name="ce58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32"/>
          <table:table-cell table:style-name="ce157"/>
          <table:table-cell table:style-name="ce172"/>
          <table:table-cell table:number-columns-repeated="1019"/>
        </table:table-row>
        <table:table-row table:style-name="ro1">
          <table:table-cell table:style-name="ce157" table:number-columns-repeated="4"/>
          <table:table-cell table:style-name="ce172"/>
          <table:table-cell table:number-columns-repeated="1019"/>
        </table:table-row>
        <table:table-row table:style-name="ro11">
          <table:table-cell table:style-name="ce158" office:value-type="string">
            <text:p>LOT 1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173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number-columns-repeated="1007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178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178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178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178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178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178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178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163"/>
          <table:table-cell table:style-name="ce160"/>
          <table:table-cell table:style-name="ce4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number-columns-repeated="1007"/>
        </table:table-row>
        <table:table-row table:style-name="ro1">
          <table:table-cell/>
          <table:table-cell table:style-name="ce3" office:value-type="string">
            <text:p>RECAP LOT 1 EN BASE</text:p>
          </table:table-cell>
          <table:table-cell table:style-name="ce166" table:formula="of:=[.C5]" office:value-type="currency" office:currency="EUR" office:value="130657.42805">
            <text:p>130 657,43 €</text:p>
          </table:table-cell>
          <table:table-cell table:style-name="ce166" table:formula="of:=[.D5]" office:value-type="currency" office:currency="EUR" office:value="144737.27029">
            <text:p>144 737,27 €</text:p>
          </table:table-cell>
          <table:table-cell table:style-name="ce175" table:formula="of:=[.D7]/[.C7]-1" office:value-type="percentage" office:value="0.107761513831513">
            <text:p>10,78%</text:p>
          </table:table-cell>
          <table:table-cell table:style-name="ce166" table:formula="of:=[.F5]" office:value-type="currency" office:currency="EUR" office:value="232880.55217">
            <text:p>232 880,55 €</text:p>
          </table:table-cell>
          <table:table-cell table:style-name="ce175" table:formula="of:=[.F7]/[.C7]-1" office:value-type="percentage" office:value="0.782375144265669">
            <text:p>78,24%</text:p>
          </table:table-cell>
          <table:table-cell table:style-name="ce166" table:formula="of:=[.H5]" office:value-type="currency" office:currency="EUR" office:value="139620.9825596">
            <text:p>139 620,98 €</text:p>
          </table:table-cell>
          <table:table-cell table:style-name="ce175" table:formula="of:=[.H7]/[.C7]-1" office:value-type="percentage" office:value="0.0686034819709587">
            <text:p>6,86%</text:p>
          </table:table-cell>
          <table:table-cell table:style-name="ce166" table:formula="of:=[.J5]" office:value-type="currency" office:currency="EUR" office:value="200875.822633">
            <text:p>200 875,82 €</text:p>
          </table:table-cell>
          <table:table-cell table:style-name="ce175" table:formula="of:=[.J7]/[.C7]-1" office:value-type="percentage" office:value="0.537423670670517">
            <text:p>53,74%</text:p>
          </table:table-cell>
          <table:table-cell table:style-name="ce166" table:formula="of:=[.L5]" office:value-type="currency" office:currency="EUR" office:value="205958.0064946">
            <text:p>205 958,01 €</text:p>
          </table:table-cell>
          <table:table-cell table:style-name="ce175" table:formula="of:=[.L7]/[.C7]-1" office:value-type="percentage" office:value="0.576320685080254">
            <text:p>57,63%</text:p>
          </table:table-cell>
          <table:table-cell table:style-name="ce166" table:formula="of:=[.N5]" office:value-type="currency" office:currency="EUR" office:value="225209.37518">
            <text:p>225 209,38 €</text:p>
          </table:table-cell>
          <table:table-cell table:style-name="ce175" table:formula="of:=[.N7]/[.C7]-1" office:value-type="percentage" office:value="0.723663005931946">
            <text:p>72,37%</text:p>
          </table:table-cell>
          <table:table-cell table:style-name="ce166" table:formula="of:=[.P5]" office:value-type="currency" office:currency="EUR" office:value="192841.07952">
            <text:p>192 841,08 €</text:p>
          </table:table-cell>
          <table:table-cell table:style-name="ce175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178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178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178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178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178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178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178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number-columns-repeated="1007"/>
        </table:table-row>
        <table:table-row table:style-name="ro1">
          <table:table-cell table:style-name="ce159"/>
          <table:table-cell table:style-name="ce3" office:value-type="string">
            <text:p>RECAP LOT 1 EN OPTION</text:p>
          </table:table-cell>
          <table:table-cell table:style-name="ce166" table:formula="of:=[.C9]" office:value-type="currency" office:currency="EUR" office:value="109356.115">
            <text:p>109 356,12 €</text:p>
          </table:table-cell>
          <table:table-cell table:style-name="ce166" table:formula="of:=[.D9]" office:value-type="currency" office:currency="EUR" office:value="96578.175">
            <text:p>96 578,18 €</text:p>
          </table:table-cell>
          <table:table-cell table:style-name="ce175" table:formula="of:=[.D11]/[.C11]-1" office:value-type="percentage" office:value="-0.11684705514639">
            <text:p>-11,68%</text:p>
          </table:table-cell>
          <table:table-cell table:style-name="ce166" table:formula="of:=[.F9]" office:value-type="currency" office:currency="EUR" office:value="101531.1025">
            <text:p>101 531,10 €</text:p>
          </table:table-cell>
          <table:table-cell table:style-name="ce175" table:formula="of:=[.F11]/[.C11]-1" office:value-type="percentage" office:value="-0.0715553263756673">
            <text:p>-7,16%</text:p>
          </table:table-cell>
          <table:table-cell table:style-name="ce166" table:formula="of:=[.H9]" office:value-type="currency" office:currency="EUR" office:value="83888.3155">
            <text:p>83 888,32 €</text:p>
          </table:table-cell>
          <table:table-cell table:style-name="ce175" table:formula="of:=[.H11]/[.C11]-1" office:value-type="percentage" office:value="-0.232888663793515">
            <text:p>-23,29%</text:p>
          </table:table-cell>
          <table:table-cell table:style-name="ce166" table:formula="of:=[.J9]" office:value-type="currency" office:currency="EUR" office:value="140712.36675">
            <text:p>140 712,37 €</text:p>
          </table:table-cell>
          <table:table-cell table:style-name="ce175" table:formula="of:=[.J11]/[.C11]-1" office:value-type="percentage" office:value="0.286735238811291">
            <text:p>28,67%</text:p>
          </table:table-cell>
          <table:table-cell table:style-name="ce166" table:formula="of:=[.L9]" office:value-type="currency" office:currency="EUR" office:value="112656.0185">
            <text:p>112 656,02 €</text:p>
          </table:table-cell>
          <table:table-cell table:style-name="ce175" table:formula="of:=[.L11]/[.C11]-1" office:value-type="percentage" office:value="0.0301757565180509">
            <text:p>3,02%</text:p>
          </table:table-cell>
          <table:table-cell table:style-name="ce166" table:formula="of:=[.N9]" office:value-type="currency" office:currency="EUR" office:value="160222.57">
            <text:p>160 222,57 €</text:p>
          </table:table-cell>
          <table:table-cell table:style-name="ce175" table:formula="of:=[.N11]/[.C11]-1" office:value-type="percentage" office:value="0.465145044700975">
            <text:p>46,51%</text:p>
          </table:table-cell>
          <table:table-cell table:style-name="ce166" table:formula="of:=[.P9]" office:value-type="currency" office:currency="EUR" office:value="114568.28">
            <text:p>114 568,28 €</text:p>
          </table:table-cell>
          <table:table-cell table:style-name="ce175" table:formula="of:=[.P11]/[.C11]-1" office:value-type="percentage" office:value="0.0476623095105382">
            <text:p>4,77%</text:p>
          </table:table-cell>
          <table:table-cell table:style-name="ce159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1">
          <table:table-cell table:style-name="ce158" office:value-type="string">
            <text:p>LOT 2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69" office:value-type="string">
            <text:p>T.B.P (6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IOU (11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TIGMA (13)</text:p>
          </table:table-cell>
          <table:table-cell table:style-name="ce173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number-columns-repeated="1013"/>
        </table:table-row>
        <table:table-row table:style-name="ro1">
          <table:table-cell table:style-name="ce2" office:value-type="string">
            <text:p>01.a</text:p>
          </table:table-cell>
          <table:table-cell table:style-name="ce7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8" table:formula="of:=[.D17]/[.C17]-1" office:value-type="percentage" office:value="0">
            <text:p>#NOM ?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8" table:formula="of:=[.F17]/[.C17]-1" office:value-type="percentage" office:value="0">
            <text:p>#NOM ?</text:p>
          </table:table-cell>
          <table:table-cell table:style-name="ce12" table:formula="of:=['01a démolition'.H65]" office:value-type="currency" office:currency="EUR" office:value="87740.2185">
            <text:p>87 740,22 €</text:p>
          </table:table-cell>
          <table:table-cell table:style-name="ce178" table:formula="of:=[.H17]/[.C17]-1" office:value-type="percentage" office:value="0.12974406973687">
            <text:p>12,97%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8" table:formula="of:=[.J17]/[.C17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base</text:p>
          </table:table-cell>
          <table:table-cell table:style-name="ce12" table:formula="of:=[$'01c gros oeuvre'.F99]" office:value-type="currency" office:currency="EUR" office:value="89561.6131">
            <text:p>89 561,61 €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8" table:formula="of:=[.D18]/[.C18]-1" office:value-type="percentage" office:value="0">
            <text:p>#NOM ?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8" table:formula="of:=[.F18]/[.C18]-1" office:value-type="percentage" office:value="0">
            <text:p>#NOM ?</text:p>
          </table:table-cell>
          <table:table-cell table:style-name="ce12" table:formula="of:=['01c gros oeuvre'.H99]" office:value-type="currency" office:currency="EUR" office:value="137549.551235">
            <text:p>137 549,55 €</text:p>
          </table:table-cell>
          <table:table-cell table:style-name="ce178" table:formula="of:=[.H18]/[.C18]-1" office:value-type="percentage" office:value="0.53580922087032">
            <text:p>53,58%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8" table:formula="of:=[.J18]/[.C18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BASE</text:p>
          </table:table-cell>
          <table:table-cell table:style-name="ce167" table:formula="of:=[.C17]+[.C18]" office:value-type="currency" office:currency="EUR" office:value="167225.414">
            <text:p>167 225,41 €</text:p>
          </table:table-cell>
          <table:table-cell table:style-name="ce167" table:formula="of:=[.D17]+[.D18]" office:value-type="currency" office:currency="EUR" office:value="0">
            <text:p>#NOM ?</text:p>
          </table:table-cell>
          <table:table-cell table:style-name="ce175" table:formula="of:=[.D20]/[.C20]-1" office:value-type="percentage" office:value="0">
            <text:p>#NOM ?</text:p>
          </table:table-cell>
          <table:table-cell table:style-name="ce167" table:formula="of:=[.F17]+[.F18]" office:value-type="currency" office:currency="EUR" office:value="0">
            <text:p>#NOM ?</text:p>
          </table:table-cell>
          <table:table-cell table:style-name="ce175" table:formula="of:=[.F20]/[.C20]-1" office:value-type="percentage" office:value="0">
            <text:p>#NOM ?</text:p>
          </table:table-cell>
          <table:table-cell table:style-name="ce167" table:formula="of:=[.H17]+[.H18]" office:value-type="currency" office:currency="EUR" office:value="225289.769735">
            <text:p>225 289,77 €</text:p>
          </table:table-cell>
          <table:table-cell table:style-name="ce175" table:formula="of:=[.H20]/[.C20]-1" office:value-type="percentage" office:value="0.347222077949229">
            <text:p>34,72%</text:p>
          </table:table-cell>
          <table:table-cell table:style-name="ce167" table:formula="of:=[.J17]+[.J18]" office:value-type="currency" office:currency="EUR" office:value="0">
            <text:p>#NOM ?</text:p>
          </table:table-cell>
          <table:table-cell table:style-name="ce175" table:formula="of:=[.J20]/[.C20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'01c gros oeuvre'.#ref !107" office:value-type="currency" office:currency="EUR" office:value="0">
            <text:p>#NOM ?</text:p>
          </table:table-cell>
          <table:table-cell table:style-name="ce178" table:formula="of:=[.D22]/[.C22]-1" office:value-type="percentage" office:value="0">
            <text:p>#NOM ?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8" table:formula="of:=[.F22]/[.C22]-1" office:value-type="percentage" office:value="0">
            <text:p>#NOM ?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178" table:formula="of:=[.H22]/[.C22]-1" office:value-type="percentage" office:value="1.15">
            <text:p>115,00%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8" table:formula="of:=[.J22]/[.C22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2</text:p>
          </table:table-cell>
          <table:table-cell table:style-name="ce47" table:formula="of:=[$'01c gros oeuvre'.F116]" office:value-type="currency" office:currency="EUR" office:value="-4893.84">
            <text:p>-4 893,84 €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8" table:formula="of:=[.D23]/[.C23]-1" office:value-type="percentage" office:value="0">
            <text:p>#NOM ?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8" table:formula="of:=[.F23]/[.C23]-1" office:value-type="percentage" office:value="0">
            <text:p>#NOM ?</text:p>
          </table:table-cell>
          <table:table-cell table:style-name="ce47" table:formula="of:=['01c gros oeuvre'.H116]" office:value-type="currency" office:currency="EUR" office:value="-3192.648">
            <text:p>-3 192,65 €</text:p>
          </table:table-cell>
          <table:table-cell table:style-name="ce178" table:formula="of:=[.H23]/[.C23]-1" office:value-type="percentage" office:value="-0.347619047619047">
            <text:p>-34,76%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8" table:formula="of:=[.J23]/[.C23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OPTION</text:p>
          </table:table-cell>
          <table:table-cell table:style-name="ce167" table:formula="of:=[.C22]+[.C23]" office:value-type="currency" office:currency="EUR" office:value="9747.36">
            <text:p>9 747,36 €</text:p>
          </table:table-cell>
          <table:table-cell table:style-name="ce167" table:formula="of:=[.D22]+[.D23]" office:value-type="currency" office:currency="EUR" office:value="0">
            <text:p>#NOM ?</text:p>
          </table:table-cell>
          <table:table-cell table:style-name="ce175" table:formula="of:=[.D25]/[.C25]-1" office:value-type="percentage" office:value="0">
            <text:p>#NOM ?</text:p>
          </table:table-cell>
          <table:table-cell table:style-name="ce167" table:formula="of:=[.F22]+[.F23]" office:value-type="currency" office:currency="EUR" office:value="0">
            <text:p>#NOM ?</text:p>
          </table:table-cell>
          <table:table-cell table:style-name="ce175" table:formula="of:=[.F25]/[.C25]-1" office:value-type="percentage" office:value="0">
            <text:p>#NOM ?</text:p>
          </table:table-cell>
          <table:table-cell table:style-name="ce167" table:formula="of:=[.H22]+[.H23]" office:value-type="currency" office:currency="EUR" office:value="28285.932">
            <text:p>28 285,93 €</text:p>
          </table:table-cell>
          <table:table-cell table:style-name="ce175" table:formula="of:=[.H25]/[.C25]-1" office:value-type="percentage" office:value="1.9019069778894">
            <text:p>190,19%</text:p>
          </table:table-cell>
          <table:table-cell table:style-name="ce167" table:formula="of:=[.J22]+[.J23]" office:value-type="currency" office:currency="EUR" office:value="0">
            <text:p>#NOM ?</text:p>
          </table:table-cell>
          <table:table-cell table:style-name="ce175" table:formula="of:=[.J25]/[.C25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1">
          <table:table-cell table:style-name="ce158" office:value-type="string">
            <text:p>LOT 3</text:p>
          </table:table-cell>
          <table:table-cell table:style-name="ce161"/>
          <table:table-cell table:style-name="ce1" office:value-type="string">
            <text:p>Maîtrise d’œuvre</text:p>
          </table:table-cell>
          <table:table-cell table:style-name="ce169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CMOI (12)</text:p>
          </table:table-cell>
          <table:table-cell table:style-name="ce173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 table:style-name="ce2" office:value-type="string">
            <text:p>02.</text:p>
          </table:table-cell>
          <table:table-cell table:style-name="ce7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0.4">
            <text:p>176 270,40 €</text:p>
          </table:table-cell>
          <table:table-cell table:style-name="ce178" table:formula="of:=[.D31]/[.C31]-1" office:value-type="percentage" office:value="0.626253535375089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178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5.</text:p>
          </table:table-cell>
          <table:table-cell table:style-name="ce7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178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178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/>
          <table:table-cell table:style-name="ce164" office:value-type="string">
            <text:p>RECAP LOT 3 EN <text:s/>BASE</text:p>
          </table:table-cell>
          <table:table-cell table:style-name="ce164" table:formula="of:=[.C31]+[.C32]" office:value-type="currency" office:currency="EUR" office:value="151576.47488">
            <text:p>151 576,47 €</text:p>
          </table:table-cell>
          <table:table-cell table:style-name="ce167" table:formula="of:=[.D31]+[.D32]" office:value-type="currency" office:currency="EUR" office:value="277300.325">
            <text:p>277 300,33 €</text:p>
          </table:table-cell>
          <table:table-cell table:style-name="ce175" table:formula="of:=[.D34]/[.C34]-1" office:value-type="percentage" office:value="0.82944170735949">
            <text:p>82,94%</text:p>
          </table:table-cell>
          <table:table-cell table:style-name="ce167" table:formula="of:=[.F31]+[.F32]" office:value-type="currency" office:currency="EUR" office:value="335326.898">
            <text:p>335 326,90 €</text:p>
          </table:table-cell>
          <table:table-cell table:style-name="ce175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1" table:visibility="collapse">
            <table:table-cell table:style-name="ce158" office:value-type="string">
              <text:p>LOT</text:p>
            </table:table-cell>
            <table:table-cell table:style-name="ce161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6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3.</text:p>
            </table:table-cell>
            <table:table-cell table:style-name="ce7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178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178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178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4 EN TRAVAUX DE BASE</text:p>
            </table:table-cell>
            <table:table-cell table:style-name="ce164" table:formula="of:=[.C39]" office:value-type="currency" office:currency="EUR" office:value="65414.2">
              <text:p>65 414,20 €</text:p>
            </table:table-cell>
            <table:table-cell table:style-name="ce164" table:formula="of:=[.D39]" office:value-type="currency" office:currency="EUR" office:value="119783.062">
              <text:p>119 783,06 €</text:p>
            </table:table-cell>
            <table:table-cell table:style-name="ce175" table:formula="of:=[.D41]/[.C41]-1" office:value-type="percentage" office:value="0.831147701875128">
              <text:p>83,11%</text:p>
            </table:table-cell>
            <table:table-cell table:style-name="ce164" table:formula="of:=[.F39]" office:value-type="currency" office:currency="EUR" office:value="116345.7974">
              <text:p>116 345,80 €</text:p>
            </table:table-cell>
            <table:table-cell table:style-name="ce175" table:formula="of:=[.G39]" office:value-type="percentage" office:value="0.77860154828768">
              <text:p>77,86%</text:p>
            </table:table-cell>
            <table:table-cell table:style-name="ce164" table:formula="of:=[.H39]" office:value-type="currency" office:currency="EUR" office:value="95470.849">
              <text:p>95 470,85 €</text:p>
            </table:table-cell>
            <table:table-cell table:style-name="ce175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H41]/[.D41]*100" office:value-type="float" office:value="79.7031294791913">
              <text:p>79,70</text:p>
            </table:table-cell>
            <table:table-cell table:style-name="ce168"/>
            <table:table-cell table:style-name="ce168" table:formula="of:=[.H41]/[.F41]*100" office:value-type="float" office:value="82.0578406212376">
              <text:p>82,06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5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1" table:visibility="collapse">
            <table:table-cell table:style-name="ce158" office:value-type="string">
              <text:p>LOT</text:p>
            </table:table-cell>
            <table:table-cell table:style-name="ce161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4.</text:p>
            </table:table-cell>
            <table:table-cell table:style-name="ce7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178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178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178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178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5 EN TRAVAUX DE BASE</text:p>
            </table:table-cell>
            <table:table-cell table:style-name="ce164" table:formula="of:=[.C48]" office:value-type="currency" office:currency="EUR" office:value="10868.16">
              <text:p>10 868,16 €</text:p>
            </table:table-cell>
            <table:table-cell table:style-name="ce164" table:formula="of:=[.D48]" office:value-type="currency" office:currency="EUR" office:value="14482.98">
              <text:p>14 482,98 €</text:p>
            </table:table-cell>
            <table:table-cell table:style-name="ce175" table:formula="of:=[.D50]/[.C50]-1" office:value-type="percentage" office:value="0.332606439360481">
              <text:p>33,26%</text:p>
            </table:table-cell>
            <table:table-cell table:style-name="ce164" table:formula="of:=[.F48]" office:value-type="currency" office:currency="EUR" office:value="14469.18">
              <text:p>14 469,18 €</text:p>
            </table:table-cell>
            <table:table-cell table:style-name="ce175" table:formula="of:=[.G48]" office:value-type="percentage" office:value="0.331336675205371">
              <text:p>33,13%</text:p>
            </table:table-cell>
            <table:table-cell table:style-name="ce164" table:formula="of:=[.H48]" office:value-type="currency" office:currency="EUR" office:value="27070.08">
              <text:p>27 070,08 €</text:p>
            </table:table-cell>
            <table:table-cell table:style-name="ce175" table:formula="of:=[.I48]" office:value-type="percentage" office:value="1.49076936666372">
              <text:p>149,08%</text:p>
            </table:table-cell>
            <table:table-cell table:style-name="ce164" table:formula="of:=[.J48]" office:value-type="currency" office:currency="EUR" office:value="13587.88">
              <text:p>13 587,88 €</text:p>
            </table:table-cell>
            <table:table-cell table:style-name="ce175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J50]/[.D50]*100" office:value-type="float" office:value="93.8196420902328">
              <text:p>93,82</text:p>
            </table:table-cell>
            <table:table-cell table:style-name="ce168"/>
            <table:table-cell table:style-name="ce168" table:formula="of:=[.J50]/[.F50]*100" office:value-type="float" office:value="93.9091227008027">
              <text:p>93,91</text:p>
            </table:table-cell>
            <table:table-cell table:style-name="ce168"/>
            <table:table-cell table:style-name="ce168" table:formula="of:=[.J50]/[.H50]*100" office:value-type="float" office:value="50.1951970588931">
              <text:p>50,20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3"/>
          </table:table-row>
        </table:table-row-group>
        <table:table-row table:style-name="ro1" table:number-rows-repeated="2">
          <table:table-cell table:style-name="ce163"/>
          <table:table-cell table:style-name="ce162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1">
          <table:table-cell table:style-name="ce158" office:value-type="string">
            <text:p>LOT</text:p>
          </table:table-cell>
          <table:table-cell table:style-name="ce161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173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178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178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178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178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6 EN BASE</text:p>
          </table:table-cell>
          <table:table-cell table:style-name="ce164" table:formula="of:=[.C57]" office:value-type="currency" office:currency="EUR" office:value="30836.4">
            <text:p>30 836,40 €</text:p>
          </table:table-cell>
          <table:table-cell table:style-name="ce164" table:formula="of:=[.D57]" office:value-type="currency" office:currency="EUR" office:value="40651.16">
            <text:p>40 651,16 €</text:p>
          </table:table-cell>
          <table:table-cell table:style-name="ce175" table:formula="of:=[.D59]/[.C59]-1" office:value-type="percentage" office:value="0.318284884098014">
            <text:p>31,83%</text:p>
          </table:table-cell>
          <table:table-cell table:style-name="ce164" table:formula="of:=[.F57]" office:value-type="currency" office:currency="EUR" office:value="34944">
            <text:p>34 944,00 €</text:p>
          </table:table-cell>
          <table:table-cell table:style-name="ce175" table:formula="of:=[.F59]/[.C59]-1" office:value-type="percentage" office:value="0.133206210841732">
            <text:p>13,32%</text:p>
          </table:table-cell>
          <table:table-cell table:style-name="ce164" table:formula="of:=[.H57]" office:value-type="currency" office:currency="EUR" office:value="42210">
            <text:p>42 210,00 €</text:p>
          </table:table-cell>
          <table:table-cell table:style-name="ce175" table:formula="of:=[.H59]/[.C59]-1" office:value-type="percentage" office:value="0.368836829201852">
            <text:p>36,88%</text:p>
          </table:table-cell>
          <table:table-cell table:style-name="ce164" table:formula="of:=[.J57]" office:value-type="currency" office:currency="EUR" office:value="41371">
            <text:p>41 371,00 €</text:p>
          </table:table-cell>
          <table:table-cell table:style-name="ce175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178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178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178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178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178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178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178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178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6 EN OPTION</text:p>
          </table:table-cell>
          <table:table-cell table:style-name="ce164" table:formula="of:=[.C61]" office:value-type="currency" office:currency="EUR" office:value="21104">
            <text:p>21 104,00 €</text:p>
          </table:table-cell>
          <table:table-cell table:style-name="ce164" table:formula="of:=[.D61]" office:value-type="currency" office:currency="EUR" office:value="26400">
            <text:p>26 400,00 €</text:p>
          </table:table-cell>
          <table:table-cell table:style-name="ce175" table:formula="of:=[.D64]/[.C64]-1" office:value-type="percentage" office:value="0.250947687642153">
            <text:p>25,09%</text:p>
          </table:table-cell>
          <table:table-cell table:style-name="ce164" table:formula="of:=[.F61]" office:value-type="currency" office:currency="EUR" office:value="22840">
            <text:p>22 840,00 €</text:p>
          </table:table-cell>
          <table:table-cell table:style-name="ce175" table:formula="of:=[.F64]/[.C64]-1" office:value-type="percentage" office:value="0.0822592873388932">
            <text:p>8,23%</text:p>
          </table:table-cell>
          <table:table-cell table:style-name="ce164" table:formula="of:=[.H61]" office:value-type="currency" office:currency="EUR" office:value="28000">
            <text:p>28 000,00 €</text:p>
          </table:table-cell>
          <table:table-cell table:style-name="ce175" table:formula="of:=[.H64]/[.C64]-1" office:value-type="percentage" office:value="0.326762699014405">
            <text:p>32,68%</text:p>
          </table:table-cell>
          <table:table-cell table:style-name="ce164" table:formula="of:=[.J61]" office:value-type="currency" office:currency="EUR" office:value="29750">
            <text:p>29 750,00 €</text:p>
          </table:table-cell>
          <table:table-cell table:style-name="ce175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1">
          <table:table-cell table:style-name="ce158" office:value-type="string">
            <text:p>LOT</text:p>
          </table:table-cell>
          <table:table-cell table:style-name="ce161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173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5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178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178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178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64" office:value-type="string">
            <text:p>RECAP LOT 7 EN BASE</text:p>
          </table:table-cell>
          <table:table-cell table:style-name="ce164" table:formula="of:=[.C70]" office:value-type="currency" office:currency="EUR" office:value="10155.3854">
            <text:p>10 155,39 €</text:p>
          </table:table-cell>
          <table:table-cell table:style-name="ce164" table:formula="of:=[.D70]" office:value-type="currency" office:currency="EUR" office:value="26071.5">
            <text:p>26 071,50 €</text:p>
          </table:table-cell>
          <table:table-cell table:style-name="ce175" table:formula="of:=[.D72]/[.C72]-1" office:value-type="percentage" office:value="1.56725855032543">
            <text:p>156,73%</text:p>
          </table:table-cell>
          <table:table-cell table:style-name="ce164" table:formula="of:=[.F70]" office:value-type="currency" office:currency="EUR" office:value="10479.02">
            <text:p>10 479,02 €</text:p>
          </table:table-cell>
          <table:table-cell table:style-name="ce175" table:formula="of:=[.F72]/[.C72]-1" office:value-type="percentage" office:value="0.0318682735566098">
            <text:p>3,19%</text:p>
          </table:table-cell>
          <table:table-cell table:style-name="ce164" table:formula="of:=[.H70]" office:value-type="currency" office:currency="EUR" office:value="15940.31">
            <text:p>15 940,31 €</text:p>
          </table:table-cell>
          <table:table-cell table:style-name="ce175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178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178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178" table:formula="of:=[.H74]/[.C74]-1" office:value-type="percentage" office:value="0.818181818181818">
            <text:p>81,82%</text:p>
          </table:table-cell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163"/>
          <table:table-cell table:style-name="ce165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7 EN OPTION</text:p>
          </table:table-cell>
          <table:table-cell table:style-name="ce164" table:formula="of:=[.C74]" office:value-type="currency" office:currency="EUR" office:value="1375">
            <text:p>1 375,00 €</text:p>
          </table:table-cell>
          <table:table-cell table:style-name="ce164" table:formula="of:=[.D74]" office:value-type="currency" office:currency="EUR" office:value="5840">
            <text:p>5 840,00 €</text:p>
          </table:table-cell>
          <table:table-cell table:style-name="ce175" table:formula="of:=[.D76]/[.C76]-1" office:value-type="percentage" office:value="3.24727272727273">
            <text:p>324,73%</text:p>
          </table:table-cell>
          <table:table-cell table:style-name="ce164" table:formula="of:=[.F74]" office:value-type="currency" office:currency="EUR" office:value="7083">
            <text:p>7 083,00 €</text:p>
          </table:table-cell>
          <table:table-cell table:style-name="ce175" table:formula="of:=[.F76]/[.C76]-1" office:value-type="percentage" office:value="4.15127272727273">
            <text:p>415,13%</text:p>
          </table:table-cell>
          <table:table-cell table:style-name="ce164" table:formula="of:=[.H74]" office:value-type="currency" office:currency="EUR" office:value="2500">
            <text:p>2 500,00 €</text:p>
          </table:table-cell>
          <table:table-cell table:style-name="ce175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number-columns-repeated="1015"/>
          </table:table-row>
          <table:table-row table:style-name="ro11" table:visibility="collapse">
            <table:table-cell table:style-name="ce158" office:value-type="string">
              <text:p>LOT</text:p>
            </table:table-cell>
            <table:table-cell table:style-name="ce161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178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8 EN TRAVAUX DE BASE</text:p>
            </table:table-cell>
            <table:table-cell table:style-name="ce164" table:formula="of:=[.C81]" office:value-type="currency" office:currency="EUR" office:value="17988.25625">
              <text:p>17 988,26 €</text:p>
            </table:table-cell>
            <table:table-cell table:style-name="ce164" table:formula="of:=[.D81]" office:value-type="currency" office:currency="EUR" office:value="23791.4685">
              <text:p>23 791,47 €</text:p>
            </table:table-cell>
            <table:table-cell table:style-name="ce175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178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178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8 EN OPTION</text:p>
            </table:table-cell>
            <table:table-cell table:style-name="ce164" table:formula="of:=[.C85]+[.C86]" office:value-type="currency" office:currency="EUR" office:value="18944.78">
              <text:p>18 944,78 €</text:p>
            </table:table-cell>
            <table:table-cell table:style-name="ce164" table:formula="of:=[.D85]+[.D86]" office:value-type="currency" office:currency="EUR" office:value="24361.437">
              <text:p>24 361,44 €</text:p>
            </table:table-cell>
            <table:table-cell table:style-name="ce175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1" table:visibility="collapse">
            <table:table-cell table:style-name="ce158" office:value-type="string">
              <text:p>LOT</text:p>
            </table:table-cell>
            <table:table-cell table:style-name="ce161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178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9 EN TRAVAUX DE BASE</text:p>
            </table:table-cell>
            <table:table-cell table:style-name="ce164" table:formula="of:=[.C93]" office:value-type="currency" office:currency="EUR" office:value="18221.296">
              <text:p>18 221,30 €</text:p>
            </table:table-cell>
            <table:table-cell table:style-name="ce164" table:formula="of:=[.D93]" office:value-type="currency" office:currency="EUR" office:value="23487.454">
              <text:p>23 487,45 €</text:p>
            </table:table-cell>
            <table:table-cell table:style-name="ce175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178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9 EN OPTION</text:p>
            </table:table-cell>
            <table:table-cell table:style-name="ce164" table:formula="of:=[.C97]" office:value-type="currency" office:currency="EUR" office:value="11840">
              <text:p>11 840,00 €</text:p>
            </table:table-cell>
            <table:table-cell table:style-name="ce171" table:formula="of:=[.D97]" office:value-type="currency" office:currency="FRF" office:value="5624">
              <text:p>5 624,00 FRF</text:p>
            </table:table-cell>
            <table:table-cell table:style-name="ce175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1">
          <table:table-cell table:style-name="ce158" office:value-type="string">
            <text:p>LOT</text:p>
          </table:table-cell>
          <table:table-cell table:style-name="ce161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176" office:value-type="string">
            <text:p>Rapport Ent / Moe</text:p>
          </table:table-cell>
          <table:table-cell table:style-name="ce169" office:value-type="string">
            <text:p>S2R (9)</text:p>
          </table:table-cell>
          <table:table-cell table:style-name="ce176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 table:style-name="ce2" office:value-type="string">
            <text:p>11.</text:p>
          </table:table-cell>
          <table:table-cell table:style-name="ce7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178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178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/>
          <table:table-cell table:style-name="ce164" office:value-type="string">
            <text:p>RECAP LOT 10 EN TRAVAUX DE BASE</text:p>
          </table:table-cell>
          <table:table-cell table:style-name="ce164" table:formula="of:=[.C104]" office:value-type="currency" office:currency="EUR" office:value="10173.4">
            <text:p>10 173,40 €</text:p>
          </table:table-cell>
          <table:table-cell table:style-name="ce164" table:formula="of:=[.D104]" office:value-type="currency" office:currency="EUR" office:value="13739.5">
            <text:p>13 739,50 €</text:p>
          </table:table-cell>
          <table:table-cell table:style-name="ce175" table:formula="of:=[.D106]/[.C106]-1" office:value-type="percentage" office:value="0.350531778952956">
            <text:p>35,05%</text:p>
          </table:table-cell>
          <table:table-cell table:style-name="ce164" table:formula="of:=[.F104]" office:value-type="currency" office:currency="EUR" office:value="10414.8">
            <text:p>10 414,80 €</text:p>
          </table:table-cell>
          <table:table-cell table:style-name="ce175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30"/>
          <table:table-cell table:style-name="ce44" table:number-columns-repeated="2"/>
          <table:table-cell table:style-name="ce177"/>
          <table:table-cell table:number-columns-repeated="1019"/>
        </table:table-row>
        <table:table-row-group>
          <table:table-row table:style-name="ro1" table:visibility="collapse">
            <table:table-cell table:style-name="ce2" office:value-type="string">
              <text:p>12.</text:p>
            </table:table-cell>
            <table:table-cell table:style-name="ce7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178"/>
            <table:table-cell table:number-columns-repeated="4"/>
            <table:table-cell table:style-name="ce21"/>
            <table:table-cell table:number-columns-repeated="1014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0 EN OPTION</text:p>
            </table:table-cell>
            <table:table-cell table:style-name="ce164" table:number-columns-repeated="2"/>
            <table:table-cell table:style-name="ce175"/>
            <table:table-cell table:number-columns-repeated="1019"/>
          </table:table-row>
        </table:table-row-group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1" table:visibility="collapse">
            <table:table-cell table:style-name="ce158" office:value-type="string">
              <text:p>LOT</text:p>
            </table:table-cell>
            <table:table-cell table:style-name="ce161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176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3.</text:p>
            </table:table-cell>
            <table:table-cell table:style-name="ce7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2]" office:value-type="float" office:value="32220">
              <text:p>32 220,00</text:p>
            </table:table-cell>
            <table:table-cell table:style-name="ce178" table:formula="of:=[.D114]/[.C114]-1" office:value-type="percentage" office:value="0.0569132360177136">
              <text:p>5,69%</text:p>
            </table:table-cell>
            <table:table-cell table:style-name="ce12" table:formula="of:=[$'13 electricité'.J62]" office:value-type="currency" office:currency="EUR" office:value="31744.66">
              <text:p>31 744,66 €</text:p>
            </table:table-cell>
            <table:table-cell table:style-name="ce178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1 EN TRAVAUX DE BASE</text:p>
            </table:table-cell>
            <table:table-cell table:style-name="ce164" table:formula="of:=[.C114]" office:value-type="currency" office:currency="EUR" office:value="30485">
              <text:p>30 485,00 €</text:p>
            </table:table-cell>
            <table:table-cell table:style-name="ce164" table:formula="of:=[.D114]" office:value-type="currency" office:currency="EUR" office:value="32220">
              <text:p>32 220,00 €</text:p>
            </table:table-cell>
            <table:table-cell table:style-name="ce175" table:formula="of:=[.D116]/[.C116]-1" office:value-type="percentage" office:value="0.0569132360177136">
              <text:p>5,69%</text:p>
            </table:table-cell>
            <table:table-cell table:style-name="ce164" table:formula="of:=[.F114]" office:value-type="currency" office:currency="EUR" office:value="31744.66">
              <text:p>31 744,66 €</text:p>
            </table:table-cell>
            <table:table-cell table:style-name="ce175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F116]/[.D116]*100" office:value-type="float" office:value="98.5247051520794">
              <text:p>98,52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7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1" table:visibility="collapse">
            <table:table-cell table:style-name="ce158" office:value-type="string">
              <text:p>LOT</text:p>
            </table:table-cell>
            <table:table-cell table:style-name="ce161" office:value-type="float" office:value="12">
              <text:p>12</text:p>
            </table:table-cell>
            <table:table-cell table:style-name="ce169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4.</text:p>
            </table:table-cell>
            <table:table-cell table:style-name="ce7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178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2 EN TRAVAUX DE BASE</text:p>
            </table:table-cell>
            <table:table-cell table:style-name="ce164" table:formula="of:=[.C123]" office:value-type="currency" office:currency="EUR" office:value="26500">
              <text:p>26 500,00 €</text:p>
            </table:table-cell>
            <table:table-cell table:style-name="ce164" table:formula="of:=[.D123]" office:value-type="currency" office:currency="EUR" office:value="23130">
              <text:p>23 130,00 €</text:p>
            </table:table-cell>
            <table:table-cell table:style-name="ce175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1" table:visibility="collapse">
            <table:table-cell table:style-name="ce158" office:value-type="string">
              <text:p>LOT</text:p>
            </table:table-cell>
            <table:table-cell table:style-name="ce161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6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number-columns-repeated="1011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178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178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178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178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178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number-columns-repeated="1011"/>
          </table:table-row>
          <table:table-row table:style-name="ro1" table:visibility="collapse">
            <table:table-cell/>
            <table:table-cell table:style-name="ce164" office:value-type="string">
              <text:p>RECAPITULATIF LOT 13 EN TRAVAUX DE BASE</text:p>
            </table:table-cell>
            <table:table-cell table:style-name="ce164" table:formula="of:=[.C130]" office:value-type="currency" office:currency="EUR" office:value="15560.16">
              <text:p>15 560,16 €</text:p>
            </table:table-cell>
            <table:table-cell table:style-name="ce164" table:formula="of:=[.D130]" office:value-type="currency" office:currency="EUR" office:value="27925.6">
              <text:p>27 925,60 €</text:p>
            </table:table-cell>
            <table:table-cell table:style-name="ce175" table:formula="of:=[.D132]/[.C132]-1" office:value-type="percentage" office:value="0.794685915826058">
              <text:p>79,47%</text:p>
            </table:table-cell>
            <table:table-cell table:style-name="ce164" table:formula="of:=[.F130]" office:value-type="currency" office:currency="EUR" office:value="14299.115">
              <text:p>14 299,12 €</text:p>
            </table:table-cell>
            <table:table-cell table:style-name="ce175" table:formula="of:=[.F132]/[.C132]-1" office:value-type="percentage" office:value="-0.0810431897872514">
              <text:p>-8,10%</text:p>
            </table:table-cell>
            <table:table-cell table:style-name="ce164" table:formula="of:=[.H130]" office:value-type="currency" office:currency="EUR" office:value="24551.34">
              <text:p>24 551,34 €</text:p>
            </table:table-cell>
            <table:table-cell table:style-name="ce175" table:formula="of:=[.H132]/[.C132]-1" office:value-type="percentage" office:value="0.577833389888021">
              <text:p>57,78%</text:p>
            </table:table-cell>
            <table:table-cell table:style-name="ce164" table:formula="of:=[.J130]" office:value-type="currency" office:currency="EUR" office:value="14706.72">
              <text:p>14 706,72 €</text:p>
            </table:table-cell>
            <table:table-cell table:style-name="ce175" table:formula="of:=[.J132]/[.C132]-1" office:value-type="percentage" office:value="-0.0548477650615418">
              <text:p>-5,48%</text:p>
            </table:table-cell>
            <table:table-cell table:style-name="ce164" table:formula="of:=[.L130]" office:value-type="currency" office:currency="EUR" office:value="20634.586">
              <text:p>20 634,59 €</text:p>
            </table:table-cell>
            <table:table-cell table:style-name="ce175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F132]/[.D132]*100" office:value-type="float" office:value="51.2043250637408">
              <text:p>51,20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style-name="ce168" table:formula="of:=[.F132]/[.H132]*100" office:value-type="float" office:value="58.2416886410273">
              <text:p>58,24</text:p>
            </table:table-cell>
            <table:table-cell table:style-name="ce168"/>
            <table:table-cell table:style-name="ce168" table:formula="of:=[.F132]/[.J132]*100" office:value-type="float" office:value="97.2284438678373">
              <text:p>97,23</text:p>
            </table:table-cell>
            <table:table-cell table:style-name="ce168"/>
            <table:table-cell table:style-name="ce168" table:formula="of:=[.F132]/[.L132]*100" office:value-type="float" office:value="69.2968349352878">
              <text:p>69,30</text:p>
            </table:table-cell>
            <table:table-cell table:style-name="ce168"/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178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178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178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178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178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3 EN OPTION</text:p>
            </table:table-cell>
            <table:table-cell table:style-name="ce164" table:formula="of:=[.C136]" office:value-type="currency" office:currency="EUR" office:value="1250.2386">
              <text:p>1 250,24 €</text:p>
            </table:table-cell>
            <table:table-cell table:style-name="ce164" table:formula="of:=[.D136]" office:value-type="currency" office:currency="EUR" office:value="4306.3774">
              <text:p>4 306,38 €</text:p>
            </table:table-cell>
            <table:table-cell table:style-name="ce175" table:formula="of:=[.D138]/[.C138]-1" office:value-type="percentage" office:value="2.44444444444444">
              <text:p>244,44%</text:p>
            </table:table-cell>
            <table:table-cell table:style-name="ce164" table:formula="of:=[.F136]" office:value-type="currency" office:currency="EUR" office:value="1597.5271">
              <text:p>1 597,53 €</text:p>
            </table:table-cell>
            <table:table-cell table:style-name="ce175" table:formula="of:=[.F138]/[.C138]-1" office:value-type="percentage" office:value="0.277777777777778">
              <text:p>27,78%</text:p>
            </table:table-cell>
            <table:table-cell table:style-name="ce164" table:formula="of:=[.H136]" office:value-type="currency" office:currency="EUR" office:value="2917.2234">
              <text:p>2 917,22 €</text:p>
            </table:table-cell>
            <table:table-cell table:style-name="ce175" table:formula="of:=[.H138]/[.C138]-1" office:value-type="percentage" office:value="1.33333333333333">
              <text:p>133,33%</text:p>
            </table:table-cell>
            <table:table-cell table:style-name="ce164" table:formula="of:=[.J136]" office:value-type="currency" office:currency="EUR" office:value="1805.9002">
              <text:p>1 805,90 €</text:p>
            </table:table-cell>
            <table:table-cell table:style-name="ce175" table:formula="of:=[.J138]/[.C138]-1" office:value-type="percentage" office:value="0.444444444444444">
              <text:p>44,44%</text:p>
            </table:table-cell>
            <table:table-cell table:style-name="ce164" table:formula="of:=[.L136]" office:value-type="currency" office:currency="EUR" office:value="2361.5618">
              <text:p>2 361,56 €</text:p>
            </table:table-cell>
            <table:table-cell table:style-name="ce175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">
          <table:table-cell/>
          <table:table-cell table:style-name="ce11" office:value-type="string">
            <text:p>TOTAL TOUS LOTS en travaux de base</text:p>
          </table:table-cell>
          <table:table-cell table:style-name="ce170" table:number-columns-repeated="2"/>
          <table:table-cell table:style-name="ce17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OTAL TOUS LOTS en option</text:p>
          </table:table-cell>
          <table:table-cell table:style-name="ce170" table:number-columns-repeated="2"/>
          <table:table-cell table:style-name="ce179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0a récapitulatif corps d état - MOe &amp; offres entreprises" table:style-name="ta4" table:print="false">
        <table:table-column table:style-name="co1" table:default-cell-style-name="ce2"/>
        <table:table-column table:style-name="co2" table:default-cell-style-name="ce7"/>
        <table:table-column table:style-name="co5" table:number-columns-repeated="3" table:default-cell-style-name="ce12"/>
        <table:table-column table:style-name="co5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 – TRAVAUX DE BASE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1.6131">
            <text:p>89 561,61 €</text:p>
          </table:table-cell>
          <table:table-cell table:number-columns-repeated="6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18" table:formula="of:=SUM([.C2:.C42])" office:value-type="currency" office:currency="EUR" office:value="685661.57458">
            <text:p>685 661,57 €</text:p>
          </table:table-cell>
          <table:table-cell table:style-name="ce3"/>
          <table:table-cell table:style-name="ce3" table:formula="of:=SUM([.E2:.E42])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24"/>
          <table:table-cell table:style-name="ce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/>
          <table:table-cell table:style-name="ce27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1a démolition" table:style-name="ta24" table:print-ranges="'01a démolition'.A1:'01a démolition'.H66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-group table:display="false">
          <table:table-column table:style-name="co17" table:visibility="collapse" table:number-columns-repeated="2" table:default-cell-style-name="Default"/>
        </table:table-column-group>
        <table:table-column table:style-name="co17" table:number-columns-repeated="5" table:default-cell-style-name="Default"/>
        <table:table-column-group table:display="false">
          <table:table-column table:style-name="co12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6]*([.J6]-[.I6])" office:value-type="currency" office:currency="EUR" office:value="550">
            <text:p>55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Démolition de bâtiments et aménagements extérieur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0]*[.D10]" office:value-type="currency" office:currency="EUR" office:value="4213.44">
            <text:p>4 213,4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0]*[.J10]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1]*[.D11]" office:value-type="currency" office:currency="EUR" office:value="2722.32">
            <text:p>2 722,3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5">
            <text:p>50,00%</text:p>
          </table:table-cell>
          <table:table-cell table:style-name="ce12" table:formula="of:=[.H11]*[.J11]" office:value-type="currency" office:currency="EUR" office:value="1361.16">
            <text:p>1 361,16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3</text:p>
          </table:table-cell>
          <table:table-cell table:style-name="ce184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12]*[.J12]" office:value-type="currency" office:currency="EUR" office:value="15288.35">
            <text:p>15 288,35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4</text:p>
          </table:table-cell>
          <table:table-cell table:style-name="ce184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13]*[.J13]" office:value-type="currency" office:currency="EUR" office:value="5258.1455">
            <text:p>5 258,15 €</text:p>
          </table:table-cell>
          <table:table-cell/>
          <table:table-cell table:style-name="ce188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9" office:value-type="string">
            <text:p>Démolition au sein du bâtiment réhabilit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1</text:p>
          </table:table-cell>
          <table:table-cell table:style-name="ce185" office:value-type="string">
            <text:p>Démolition dalles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1.1</text:p>
          </table:table-cell>
          <table:table-cell table:style-name="ce186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6]*[.J16]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1.2</text:p>
          </table:table-cell>
          <table:table-cell table:style-name="ce6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5">
            <text:p>15,00%</text:p>
          </table:table-cell>
          <table:table-cell table:style-name="ce12" table:formula="of:=[.H17]*[.J17]" office:value-type="currency" office:currency="EUR" office:value="270.693">
            <text:p>270,69 €</text:p>
          </table:table-cell>
          <table:table-cell/>
          <table:table-cell table:style-name="ce189"/>
          <table:table-cell table:number-columns-repeated="2"/>
          <table:table-cell table:style-name="ce81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1.3</text:p>
          </table:table-cell>
          <table:table-cell table:style-name="ce187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18]*[.J18]" office:value-type="currency" office:currency="EUR" office:value="1013.0895">
            <text:p>1 013,09 €</text:p>
          </table:table-cell>
          <table:table-cell office:value-type="string">
            <text:p>dalle local R+1 + dallage escalier+local RDC</text:p>
          </table:table-cell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2</text:p>
          </table:table-cell>
          <table:table-cell table:style-name="ce184" office:value-type="string">
            <text:p>Démolition murs moellon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2.1</text:p>
          </table:table-cell>
          <table:table-cell table:style-name="ce6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20]*[.J20]" office:value-type="currency" office:currency="EUR" office:value="3272.94">
            <text:p>3 272,94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2</text:p>
          </table:table-cell>
          <table:table-cell table:style-name="ce6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8">
            <text:p>80,00%</text:p>
          </table:table-cell>
          <table:table-cell table:style-name="ce12" table:formula="of:=[.H21]*[.J21]" office:value-type="currency" office:currency="EUR" office:value="2675.2">
            <text:p>2 675,20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3</text:p>
          </table:table-cell>
          <table:table-cell table:style-name="ce6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2]*[.J22]" office:value-type="currency" office:currency="EUR" office:value="5566.16875">
            <text:p>5 566,17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4</text:p>
          </table:table-cell>
          <table:table-cell table:style-name="ce6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23]*[.J23]" office:value-type="currency" office:currency="EUR" office:value="1166.22">
            <text:p>1 166,22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5</text:p>
          </table:table-cell>
          <table:table-cell table:style-name="ce6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4]*[.J24]" office:value-type="currency" office:currency="EUR" office:value="3573.9">
            <text:p>3 573,9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3.1</text:p>
          </table:table-cell>
          <table:table-cell table:style-name="ce6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6]*[.J26]" office:value-type="currency" office:currency="EUR" office:value="694.88529">
            <text:p>694,89 €</text:p>
          </table:table-cell>
          <table:table-cell/>
          <table:table-cell table:style-name="ce189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2.3.2</text:p>
          </table:table-cell>
          <table:table-cell table:style-name="ce6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7]*[.J27]" office:value-type="currency" office:currency="EUR" office:value="216.71552">
            <text:p>216,72 €</text:p>
          </table:table-cell>
          <table:table-cell/>
          <table:table-cell table:style-name="ce189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4.1</text:p>
          </table:table-cell>
          <table:table-cell table:style-name="ce6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9]*[.J29]" office:value-type="currency" office:currency="EUR" office:value="4936.0233">
            <text:p>4 936,02 €</text:p>
          </table:table-cell>
          <table:table-cell/>
          <table:table-cell table:style-name="ce189"/>
          <table:table-cell table:number-columns-repeated="2"/>
          <table:table-cell table:style-name="ce81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4.2</text:p>
          </table:table-cell>
          <table:table-cell table:style-name="ce6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30]*[.J30]" office:value-type="currency" office:currency="EUR" office:value="646.38">
            <text:p>646,38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178" table:number-columns-repeated="2"/>
          <table:table-cell table:style-name="ce5"/>
          <table:table-cell table:number-columns-repeated="9"/>
        </table:table-row>
        <table:table-row table:style-name="ro4">
          <table:table-cell table:style-name="ce63" office:value-type="string">
            <text:p>1.2.5.1</text:p>
          </table:table-cell>
          <table:table-cell table:style-name="ce6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32]*[.J32]" office:value-type="currency" office:currency="EUR" office:value="848.75166">
            <text:p>848,75 €</text:p>
          </table:table-cell>
          <table:table-cell office:value-type="string">
            <text:p>palier intermédiaire+palier haut+volée escalier*2</text:p>
          </table:table-cell>
          <table:table-cell table:style-name="ce189"/>
          <table:table-cell table:number-columns-repeated="2"/>
          <table:table-cell table:style-name="ce81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 table:visibility="collapse">
          <table:table-cell table:style-name="ce63"/>
          <table:table-cell table:style-name="ce6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.1</text:p>
          </table:table-cell>
          <table:table-cell table:style-name="ce71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5]*[.J35]" office:value-type="currency" office:currency="EUR" office:value="1890.5">
            <text:p>1 890,5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1.2.6.2</text:p>
          </table:table-cell>
          <table:table-cell table:style-name="ce71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36]*[.J36]" office:value-type="currency" office:currency="EUR" office:value="0">
            <text:p>0,0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6.3</text:p>
          </table:table-cell>
          <table:table-cell table:style-name="ce71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7]*[.J37]" office:value-type="currency" office:currency="EUR" office:value="9006">
            <text:p>9 006,0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6.4</text:p>
          </table:table-cell>
          <table:table-cell table:style-name="ce71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85">
            <text:p>85,00%</text:p>
          </table:table-cell>
          <table:table-cell table:style-name="ce12" table:formula="of:=[.H38]*[.J38]" office:value-type="currency" office:currency="EUR" office:value="841.5">
            <text:p>841,5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39]*[.J39]" office:value-type="currency" office:currency="EUR" office:value="0">
            <text:p>0,0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2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41]*[.J41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3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43]*[.J43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4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</text:p>
          </table:table-cell>
          <table:table-cell table:style-name="ce7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47]*[.J47]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7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5">
            <text:p>15,00%</text:p>
          </table:table-cell>
          <table:table-cell table:style-name="ce12" table:formula="of:=[.H51]*[.J51]" office:value-type="currency" office:currency="EUR" office:value="238.5">
            <text:p>238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63"/>
          <table:table-cell table:style-name="ce7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63"/>
          <table:table-cell table:style-name="ce7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4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table:style-name="ce7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4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8">
            <text:p>80,00%</text:p>
          </table:table-cell>
          <table:table-cell table:style-name="ce12" table:formula="of:=[.H59]*[.J59]" office:value-type="currency" office:currency="EUR" office:value="952">
            <text:p>952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5">
            <text:p>50,00%</text:p>
          </table:table-cell>
          <table:table-cell table:style-name="ce12" table:formula="of:=[.H61]*[.J61]" office:value-type="currency" office:currency="EUR" office:value="395">
            <text:p>395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0.2185">
            <text:p>87 740,22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60112.12252">
            <text:p>60 112,12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58" table:formula="of:=[.H65]/[.F65]" office:value-type="percentage" office:value="1.12974406973687">
            <text:p>112,97%</text:p>
          </table:table-cell>
          <table:table-cell table:style-name="ce58"/>
          <table:table-cell/>
          <table:table-cell table:style-name="ce58" table:formula="of:=[.K65]/[.H65]" office:value-type="percentage" office:value="0.68511480308201">
            <text:p>68,51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1b VRD" table:style-name="ta25" table:print-ranges="'01b VRD'.A1:'01b VRD'.Z232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8" table:default-cell-style-name="Default"/>
        <table:table-column table:style-name="co18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6" table:default-cell-style-name="Default"/>
        <table:table-column-group>
          <table:table-column table:style-name="co12" table:visibility="collapse" table:number-columns-repeated="2" table:default-cell-style-name="Default"/>
        </table:table-column-group>
        <table:table-column table:style-name="co12" table:number-columns-repeated="2" table:default-cell-style-name="Default"/>
        <table:table-column-group>
          <table:table-column table:style-name="co12" table:visibility="collapse" table:number-columns-repeated="3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26.62">
            <text:p>526,62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686.34">
            <text:p>3 686,34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94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4" table:visibility="collapse"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191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191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191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191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191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style-name="Default"/>
          <table:table-cell table:number-columns-repeated="2"/>
          <table:table-cell table:style-name="ce196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5"/>
        </table:table-row>
        <table:table-row table:style-name="ro4"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193"/>
          <table:table-cell table:number-columns-repeated="5"/>
        </table:table-row>
        <table:table-row table:style-name="ro1"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  <table:table-row table:style-name="ro4" table:visibility="collapse"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style-name="ce21" office:value-type="string">
            <text:p>? geotextile pas seulement sur le dessus mais aussi sur les faces !</text:p>
          </table:table-cell>
          <table:table-cell/>
        </table:table-row>
        <table:table-row table:style-name="ro4"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95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95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191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96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92"/>
          <table:table-cell table:number-columns-repeated="3"/>
        </table:table-row>
        <table:table-row table:style-name="ro4"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191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191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191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191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191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191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batt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4"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191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1,5</text:p>
          </table:table-cell>
          <table:table-cell table:style-name="ce81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28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4" table:visibility="collapse"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191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191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 office:value-type="float" office:value="1098.15">
            <text:p>1 098,15</text:p>
          </table:table-cell>
          <table:table-cell table:number-columns-repeated="4"/>
        </table:table-row>
        <table:table-row table:style-name="ro7"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191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-group>
          <table:table-row table:style-name="ro4" table:visibility="collapse"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7" table:visibility="collapse"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/>
            <table:table-cell table:style-name="ce95"/>
            <table:table-cell table:number-columns-repeated="4"/>
          </table:table-row>
        </table:table-row-group>
        <table:table-row table:style-name="ro7"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191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191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191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191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191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191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191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191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191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7"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191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191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191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2"/>
          <table:table-cell/>
          <table:table-cell table:style-name="ce12" table:number-columns-repeated="7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66.4381">
            <text:p>132 766,44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159]/[.F159]" office:value-type="percentage" office:value="1.10776151383151">
            <text:p>110,78%</text:p>
          </table:table-cell>
          <table:table-cell table:style-name="ce31"/>
          <table:table-cell table:style-name="ce58" table:formula="of:=[.J159]/[.F159]" office:value-type="percentage" office:value="1.78237514426567">
            <text:p>178,24%</text:p>
          </table:table-cell>
          <table:table-cell table:style-name="ce31"/>
          <table:table-cell table:style-name="ce58" table:formula="of:=[.L159]/[.F159]" office:value-type="percentage" office:value="1.06860348197096">
            <text:p>106,86%</text:p>
          </table:table-cell>
          <table:table-cell table:style-name="ce31"/>
          <table:table-cell table:style-name="ce58" table:formula="of:=[.N159]/[.F159]" office:value-type="percentage" office:value="1.53742367067052">
            <text:p>153,74%</text:p>
          </table:table-cell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31"/>
          <table:table-cell table:style-name="ce58" table:formula="of:=[.V159]/[.F159]" office:value-type="percentage" office:value="1.57632068508025">
            <text:p>157,63%</text:p>
          </table:table-cell>
          <table:table-cell table:style-name="ce31"/>
          <table:table-cell table:style-name="ce58" table:formula="of:=[.X159]/[.F159]" office:value-type="percentage" office:value="1.72366300593195">
            <text:p>172,37%</text:p>
          </table:table-cell>
          <table:table-cell table:style-name="ce31"/>
          <table:table-cell table:style-name="ce58" table:formula="of:=[.Z159]/[.F159]" office:value-type="percentage" office:value="1.47592894179888">
            <text:p>147,59%</text:p>
          </table:table-cell>
          <table:table-cell table:style-name="ce31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6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4"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5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28" office:value-type="string">
            <text:p>OK</text:p>
          </table:table-cell>
          <table:table-cell table:style-name="ce196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21"/>
          <table:table-cell/>
        </table:table-row>
        <table:table-row table:style-name="ro4"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92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92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92"/>
            <table:table-cell/>
            <table:table-cell table:style-name="ce95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8"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5"/>
          <table:table-cell table:number-columns-repeated="5"/>
        </table:table-row>
        <table:table-row table:style-name="ro8"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195"/>
          <table:table-cell table:number-columns-repeated="5"/>
        </table:table-row>
        <table:table-row-group>
          <table:table-row table:style-name="ro8" table:visibility="collapse"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98"/>
            <table:table-cell table:number-columns-repeated="2"/>
          </table:table-row>
        </table:table-row-group>
        <table:table-row table:style-name="ro8"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191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8"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7"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191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194"/>
          <table:table-cell table:style-name="ce95"/>
          <table:table-cell table:number-columns-repeated="4"/>
        </table:table-row>
        <table:table-row-group>
          <table:table-row table:style-name="ro7" table:visibility="collapse"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7"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81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 table:number-columns-repeated="5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231]/[.F231]" office:value-type="percentage" office:value="0.88315294485361">
            <text:p>88,32%</text:p>
          </table:table-cell>
          <table:table-cell/>
          <table:table-cell table:style-name="ce58" table:formula="of:=[.J231]/[.F231]" office:value-type="percentage" office:value="0.928444673624333">
            <text:p>92,84%</text:p>
          </table:table-cell>
          <table:table-cell/>
          <table:table-cell table:style-name="ce58" table:formula="of:=[.L231]/[.F231]" office:value-type="percentage" office:value="0.767111336206485">
            <text:p>76,71%</text:p>
          </table:table-cell>
          <table:table-cell/>
          <table:table-cell table:style-name="ce5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58" table:formula="of:=[.V231]/[.H231]" office:value-type="percentage" office:value="1.16647491526942">
            <text:p>116,65%</text:p>
          </table:table-cell>
          <table:table-cell/>
          <table:table-cell table:style-name="ce58" table:formula="of:=[.X231]/[.F231]" office:value-type="percentage" office:value="1.46514504470097">
            <text:p>146,51%</text:p>
          </table:table-cell>
          <table:table-cell/>
          <table:table-cell table:style-name="ce5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4" table:number-rows-repeated="3">
          <table:table-cell table:number-columns-repeated="38"/>
        </table:table-row>
        <table:table-row table:style-name="ro4">
          <table:table-cell table:number-columns-repeated="3"/>
          <table:table-cell table:style-name="ce90"/>
          <table:table-cell table:number-columns-repeated="3"/>
          <table:table-cell table:style-name="ce92"/>
          <table:table-cell table:number-columns-repeated="9"/>
          <table:table-cell table:style-name="ce90"/>
          <table:table-cell table:number-columns-repeated="20"/>
        </table:table-row>
        <table:table-row table:style-name="ro4" table:number-rows-repeated="1048339">
          <table:table-cell table:number-columns-repeated="38"/>
        </table:table-row>
        <table:table-row table:style-name="ro4">
          <table:table-cell table:number-columns-repeated="38"/>
        </table:table-row>
        <table:named-expressions/>
      </table:table>
      <table:table table:name="01c gros oeuvre" table:style-name="ta26" table:print-ranges="'01c gros oeuvre'.A1:'01c gros oeuvre'.H117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-group>
          <table:table-column table:style-name="co17" table:number-columns-repeated="2" table:default-cell-style-name="ce13"/>
        </table:table-column-group>
        <table:table-column table:style-name="co17" table:default-cell-style-name="ce13"/>
        <table:table-column table:style-name="co19" table:default-cell-style-name="ce13"/>
        <table:table-column table:style-name="co17" table:default-cell-style-name="ce13"/>
        <table:table-column-group>
          <table:table-column table:style-name="co17" table:number-columns-repeated="2" table:default-cell-style-name="ce13"/>
          <table:table-column table:style-name="co12" table:number-columns-repeated="8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5">
            <text:p>50,00%</text:p>
          </table:table-cell>
          <table:table-cell table:style-name="ce12" table:formula="of:=[.H5]*([.J5]-[.I5])" office:value-type="currency" office:currency="EUR" office:value="2995">
            <text:p>2 995,00 €</text:p>
          </table:table-cell>
          <table:table-cell table:number-columns-repeated="3"/>
          <table:table-cell table:style-name="ce21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">
            <text:p>10,00%</text:p>
          </table:table-cell>
          <table:table-cell table:style-name="ce12" table:formula="of:=[.H6]*([.J6]-[.I6])" office:value-type="currency" office:currency="EUR" office:value="755">
            <text:p>755,0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 table:style-name="ce6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25">
            <text:p>25,00%</text:p>
          </table:table-cell>
          <table:table-cell table:style-name="ce12" table:formula="of:=[.H7]*([.J7]-[.I7])" office:value-type="currency" office:currency="EUR" office:value="1497.5">
            <text:p>1 497,5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 table:style-name="ce6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25">
            <text:p>25,00%</text:p>
          </table:table-cell>
          <table:table-cell table:style-name="ce12" table:formula="of:=[.H8]*([.J8]-[.I8])" office:value-type="currency" office:currency="EUR" office:value="997.5">
            <text:p>997,5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81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/>
        </table:table-row>
        <table:table-row table:style-name="ro1">
          <table:table-cell table:style-name="ce6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">
            <text:p>10,00%</text:p>
          </table:table-cell>
          <table:table-cell table:style-name="ce12" table:formula="of:=[.H9]*([.J9]-[.I9])" office:value-type="currency" office:currency="EUR" office:value="119">
            <text:p>119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75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07"/>
            <table:table-cell table:number-columns-repeated="6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4]*([.J14]-[.I14])" office:value-type="currency" office:currency="EUR" office:value="373.635">
            <text:p>373,64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5]*([.J15]-[.I15])" office:value-type="currency" office:currency="EUR" office:value="295.5868">
            <text:p>295,59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6]*([.J16]-[.I16])" office:value-type="currency" office:currency="EUR" office:value="3990">
            <text:p>3 99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8]*([.J18]-[.I18])" office:value-type="currency" office:currency="EUR" office:value="740.001">
            <text:p>74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9]*([.J19]-[.I19])" office:value-type="currency" office:currency="EUR" office:value="1241.46">
            <text:p>1 241,46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9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1]*([.J21]-[.I21])" office:value-type="currency" office:currency="EUR" office:value="771.4">
            <text:p>771,4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2]*([.J22]-[.I22])" office:value-type="currency" office:currency="EUR" office:value="313.548">
            <text:p>313,55 €</text:p>
          </table:table-cell>
          <table:table-cell table:number-columns-repeated="9"/>
        </table:table-row>
        <table:table-row table:style-name="ro9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3]*([.J23]-[.I23])" office:value-type="currency" office:currency="EUR" office:value="438.9">
            <text:p>438,9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4]*([.J24]-[.I24])" office:value-type="currency" office:currency="EUR" office:value="59.204">
            <text:p>59,2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223.155">
            <text:p>223,16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8]*([.J28]-[.I28])" office:value-type="currency" office:currency="EUR" office:value="44.08">
            <text:p>44,08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296.2575">
            <text:p>296,26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761.0469">
            <text:p>761,05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1]*([.J31]-[.I31])" office:value-type="currency" office:currency="EUR" office:value="509.51445">
            <text:p>509,51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202"/>
            <table:table-cell table:number-columns-repeated="8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1870.3695">
            <text:p>1 870,37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93.518475">
            <text:p>93,52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81.5868075">
            <text:p>81,5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0]*([.J40]-[.I40])" office:value-type="currency" office:currency="EUR" office:value="3805.2345">
            <text:p>3 805,23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202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2]*([.J42]-[.I42])" office:value-type="currency" office:currency="EUR" office:value="1760.69295">
            <text:p>1 760,69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3]*([.J43]-[.I43])" office:value-type="currency" office:currency="EUR" office:value="123.8097">
            <text:p>123,81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4]*([.J44]-[.I44])" office:value-type="currency" office:currency="EUR" office:value="76.80264075">
            <text:p>76,8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5]*([.J45]-[.I45])" office:value-type="currency" office:currency="EUR" office:value="357.5382">
            <text:p>357,5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19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202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12*0.16*3.35)*2+1.6*4*1.2*0.2" office:value-type="float" office:value="2.7366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0.992">
            <text:p>820,99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3.6256">
            <text:p>793,6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53]*([.J53]-[.I53])" office:value-type="currency" office:currency="EUR" office:value="753.94432">
            <text:p>753,94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54]*([.J54]-[.I54])" office:value-type="currency" office:currency="EUR" office:value="1114.2208">
            <text:p>1 114,22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53]*30" office:value-type="float" office:value="82.0992">
            <text:p>82,1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0.496">
            <text:p>410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55]*[.D55]" office:value-type="currency" office:currency="EUR" office:value="451.5456">
            <text:p>451,55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55]*([.J55]-[.I55])" office:value-type="currency" office:currency="EUR" office:value="428.96832">
            <text:p>428,97 €</text:p>
          </table:table-cell>
          <table:table-cell table:style-name="ce13" table:formula="of:=[.F53]+[.F54]+[.F55]" office:value-type="currency" office:currency="EUR" office:value="1770.048">
            <text:p>1 770,05 €</text:p>
          </table:table-cell>
          <table:table-cell table:style-name="ce13" table:formula="of:=[.L55]/[.D53]" office:value-type="currency" office:currency="EUR" office:value="646.796071094481">
            <text:p>646,80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0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0.76+7.72)*0.2" office:value-type="float" office:value="3.696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08.8">
            <text:p>1 108,8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1.84">
            <text:p>1 071,8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2]*([.J62]-[.I62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61]*55" office:value-type="float" office:value="203.28">
            <text:p>203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6.4">
            <text:p>1 016,4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63]*[.D63]" office:value-type="currency" office:currency="EUR" office:value="1118.04">
            <text:p>1 118,0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3]*([.J63]-[.I63])" office:value-type="currency" office:currency="EUR" office:value="0">
            <text:p>0,00 €</text:p>
          </table:table-cell>
          <table:table-cell table:style-name="ce13" table:formula="of:=[.F61]+[.F62]+[.F63]" office:value-type="currency" office:currency="EUR" office:value="2541">
            <text:p>2 541,00 €</text:p>
          </table:table-cell>
          <table:table-cell table:style-name="ce13" table:formula="of:=[.L63]/[.D61]" office:value-type="currency" office:currency="EUR" office:value="687.5">
            <text:p>687,50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86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79]*([.J79]-[.I7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0]*([.J80]-[.I80])" office:value-type="currency" office:currency="EUR" office:value="0">
            <text:p>0,0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2]*([.J82]-[.I82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1">
          <table:table-cell table:style-name="ce6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3]*([.J83]-[.I83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178" office:value-type="percentage" office:value="0">
              <text:p>0,00%</text:p>
            </table:table-cell>
            <table:table-cell table:style-name="ce178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3">
            <text:p>30,00%</text:p>
          </table:table-cell>
          <table:table-cell table:style-name="ce12" table:formula="of:=[.H85]*([.J85]-[.I85])" office:value-type="currency" office:currency="EUR" office:value="3476.187">
            <text:p>3 476,19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81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9]*([.J89]-[.I89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0]*([.J90]-[.I90])" office:value-type="currency" office:currency="EUR" office:value="0">
            <text:p>0,00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1]*([.J91]-[.I91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2]*([.J92]-[.I92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3]*([.J93]-[.I93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1.6131">
            <text:p>89 561,61 €</text:p>
          </table:table-cell>
          <table:table-cell table:style-name="ce19"/>
          <table:table-cell table:style-name="ce201" table:formula="of:=SUM([.H5:.H97])" office:value-type="currency" office:currency="EUR" office:value="137549.551235">
            <text:p>137 549,55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30364.66186325">
            <text:p>30 364,66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58" table:formula="of:=[.H99]/[.F99]" office:value-type="percentage" office:value="1.53580922087032">
            <text:p>153,58%</text:p>
          </table:table-cell>
          <table:table-cell table:style-name="ce58"/>
          <table:table-cell/>
          <table:table-cell table:style-name="ce58" table:formula="of:=[.K99]/[.H99]" office:value-type="percentage" office:value="0.220754350636686">
            <text:p>22,08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3.1</text:p>
          </table:table-cell>
          <table:table-cell table:style-name="ce19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07]/[.F107]" office:value-type="percentage" office:value="2.15">
            <text:p>215,00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4.1</text:p>
          </table:table-cell>
          <table:table-cell table:style-name="ce19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47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47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200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05" table:formula="of:=SUM([.F110:.F114])" office:value-type="currency" office:currency="EUR" office:value="-4893.84">
            <text:p>-4 893,84 €</text:p>
          </table:table-cell>
          <table:table-cell table:style-name="ce105"/>
          <table:table-cell table:style-name="ce105" table:formula="of:=SUM([.H110:.H114])" office:value-type="currency" office:currency="EUR" office:value="-3192.648">
            <text:p>-3 192,65 €</text:p>
          </table:table-cell>
          <table:table-cell table:style-name="ce105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16]/[.F116]" office:value-type="percentage" office:value="0.652380952380952">
            <text:p>65,24%</text:p>
          </table:table-cell>
          <table:table-cell table:style-name="ce5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2 charpente metallique " table:style-name="ta8" table:print-ranges="'02 charpente metallique '.A1:'02 charpente metallique '.J4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5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2" table:number-rows-spanned="1">
            <text:p>CMOI (12)</text:p>
          </table:table-cell>
          <table:covered-table-cell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12" office:value-type="string" table:number-columns-spanned="2" table:number-rows-spanned="1">
            <text:p>OFFRE SANS DETAIL</text:p>
          </table:table-cell>
          <table:covered-table-cell table:style-name="ce112"/>
          <table:table-cell table:style-name="ce5" table:number-columns-repeated="8"/>
          <table:table-cell table:number-columns-repeated="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7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G12]*[.D12]" office:value-type="currency" office:currency="EUR" office:value="60288.1">
            <text:p>60 288,1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75"/>
          <table:table-cell table:style-name="ce12" table:number-columns-repeated="14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8]*[.D18]" office:value-type="currency" office:currency="EUR" office:value="5276.8">
            <text:p>5 276,8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/>
          <table:table-cell table:style-name="ce108" office:value-type="string">
            <text:p>galvanisation à chaud (S2R)</text:p>
          </table:table-cell>
          <table:table-cell table:style-name="ce109" office:value-type="string">
            <text:p>ft</text:p>
          </table:table-cell>
          <table:table-cell table:style-name="ce110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11" office:value-type="currency" office:currency="EUR" office:value="15850">
            <text:p>15 850,00 €</text:p>
          </table:table-cell>
          <table:table-cell table:style-name="ce12" table:number-columns-repeated="10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SCALIER</text:p>
            </table:table-cell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4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0.4">
            <text:p>176 270,4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42]/[.F42]" office:value-type="percentage" office:value="1.62625353537509">
            <text:p>162,63%</text:p>
          </table:table-cell>
          <table:table-cell/>
          <table:table-cell table:style-name="ce58" table:formula="of:=[.J42]/[.F42]" office:value-type="percentage" office:value="2.05200163004723">
            <text:p>205,2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9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9"/>
        </table:table-row>
        <table:table-row table:style-name="ro1" table:number-rows-repeated="104851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03 couverture" table:style-name="ta9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2" table:visibility="collapse" table:number-columns-repeated="6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6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cier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luminium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22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22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17" office:value-type="string">
            <text:p>Ml</text:p>
          </table:table-cell>
          <table:table-cell table:style-name="ce120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22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22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17" office:value-type="string">
            <text:p>Ml</text:p>
          </table:table-cell>
          <table:table-cell table:style-name="ce120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22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22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Tôle de rives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Lambrequin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22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22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22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22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4"/>
          <table:table-cell table:style-name="ce113"/>
          <table:table-cell table:style-name="ce118"/>
          <table:table-cell table:style-name="ce51"/>
          <table:table-cell table:style-name="ce44"/>
          <table:table-cell table:style-name="ce32" table:number-columns-repeated="15"/>
        </table:table-row>
        <table:table-row table:style-name="ro1">
          <table:table-cell table:style-name="ce6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64"/>
          <table:table-cell table:style-name="ce32"/>
          <table:table-cell table:style-name="ce118"/>
          <table:table-cell table:style-name="ce51"/>
          <table:table-cell table:style-name="ce44"/>
          <table:table-cell table:style-name="ce32"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38]/[.F38]" office:value-type="percentage" office:value="1.83114770187513">
            <text:p>183,11%</text:p>
          </table:table-cell>
          <table:table-cell table:style-name="ce32" table:number-columns-repeated="2"/>
          <table:table-cell table:style-name="ce58" table:formula="of:=[.L38]/[.F38]" office:value-type="percentage" office:value="1.77860154828768">
            <text:p>177,86%</text:p>
          </table:table-cell>
          <table:table-cell table:style-name="ce32"/>
          <table:table-cell table:style-name="ce58" table:formula="of:=[.N38]/[.F38]" office:value-type="percentage" office:value="1.45948202378077">
            <text:p>145,95%</text:p>
          </table:table-cell>
          <table:table-cell table:style-name="ce32" table:number-columns-repeated="6"/>
        </table:table-row>
        <table:table-row table:style-name="ro1" table:number-rows-repeated="4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90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6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4 etancheite" table:style-name="ta10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6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/>
          <table:table-cell table:style-name="ce71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2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.2</text:p>
          </table:table-cell>
          <table:table-cell table:style-name="ce71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 table:style-name="ro1">
          <table:table-cell table:style-name="ce6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-group>
          <table:table-row table:style-name="ro1">
            <table:table-cell table:style-name="ce6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22]/[.F22]" office:value-type="percentage" office:value="1.33260643936048">
            <text:p>133,26%</text:p>
          </table:table-cell>
          <table:table-cell/>
          <table:table-cell table:style-name="ce58" table:formula="of:=[.J22]/[.F22]" office:value-type="percentage" office:value="1.33133667520537">
            <text:p>133,13%</text:p>
          </table:table-cell>
          <table:table-cell/>
          <table:table-cell table:style-name="ce58" table:formula="of:=[.L22]/[.F22]" office:value-type="percentage" office:value="2.49076936666372">
            <text:p>249,08%</text:p>
          </table:table-cell>
          <table:table-cell/>
          <table:table-cell table:style-name="ce5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5 menuiserie metallique" table:style-name="ta11" table:print-ranges="'05 menuiserie metallique'.A1:'05 menuiserie metallique'.K49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3" table:number-rows-spanned="1">
            <text:p>CMOI (12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6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28"/>
        </table:table-row>
        <table:table-row table:style-name="ro1">
          <table:table-cell table:style-name="ce6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25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MAINS COURANTES – GARDE CORP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4"/>
          <table:table-cell/>
          <table:table-cell table:style-name="ce28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75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VOLET ROULANT ACIE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63"/>
            <table:table-cell table:style-name="ce8" office:value-type="string">
              <text:p>Volet roulant métallique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5"/>
          <table:table-cell/>
          <table:table-cell table:style-name="ce13"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39"/>
          <table:table-cell table:style-name="ce118"/>
          <table:table-cell table:style-name="ce51"/>
          <table:table-cell table:style-name="ce44"/>
          <table:table-cell table:style-name="ce32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3.2</text:p>
            </table:table-cell>
            <table:table-cell table:style-name="ce123" office:value-type="string">
              <text:p>VOLETS ROULANT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2.3394140486794">
            <text:p>233,94%</text:p>
          </table:table-cell>
          <table:table-cell table:style-name="ce58"/>
          <table:table-cell/>
          <table:table-cell table:style-name="ce5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06 menuiserie aluminium" table:style-name="ta12" table:print-ranges="'06 menuiserie aluminium'.A1:'06 menuiserie aluminium'.O3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2" table:number-columns-repeated="6" table:default-cell-style-name="ce13"/>
        <table:table-column-group>
          <table:table-column table:style-name="co12" table:visibility="collapse" table:number-columns-repeated="4" table:default-cell-style-name="ce13"/>
          <table:table-column table:style-name="co12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&amp;BOIS (1)</text:p>
          </table:table-cell>
          <table:covered-table-cell table:number-columns-repeated="2" table:style-name="ce78"/>
          <table:table-cell table:style-name="ce78" office:value-type="string" table:number-columns-spanned="2" table:number-rows-spanned="1">
            <text:p>ESPACE ALUMINIUM (3)</text:p>
          </table:table-cell>
          <table:covered-table-cell table:style-name="ce78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FAOI (7)</text:p>
          </table:table-cell>
          <table:covered-table-cell table:style-name="ce78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6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28" office:value-type="string">
            <text:p>pm</text:p>
          </table:table-cell>
          <table:table-cell table:style-name="Default"/>
          <table:table-cell table:style-name="ce12"/>
          <table:table-cell table:style-name="ce129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2.1</text:p>
          </table:table-cell>
          <table:table-cell table:style-name="ce6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1" office:value-type="string">
            <text:p>AAD hors remise</text:p>
          </table:table-cell>
          <table:table-cell table:style-name="ce25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30" office:value-type="currency" office:currency="EUR" office:value="1750">
            <text:p>1 750,00 €</text:p>
          </table:table-cell>
          <table:table-cell table:style-name="ce134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30" office:value-type="currency" office:currency="EUR" office:value="981">
            <text:p>981,00 €</text:p>
          </table:table-cell>
          <table:table-cell table:style-name="ce134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30" table:formula="of:=(1446+1510)*12" office:value-type="currency" office:currency="EUR" office:value="35472">
            <text:p>35 472,00 €</text:p>
          </table:table-cell>
          <table:table-cell table:style-name="ce134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32"/>
          <table:table-cell table:style-name="ce135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33" table:formula="of:=SUM([.V9:.V20])" office:value-type="currency" office:currency="EUR" office:value="40319">
            <text:p>40 319,00 €</text:p>
          </table:table-cell>
          <table:table-cell table:style-name="ce136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21]/[.F21]" office:value-type="percentage" office:value="1.31828488409801">
            <text:p>131,83%</text:p>
          </table:table-cell>
          <table:table-cell/>
          <table:table-cell table:style-name="ce58" table:formula="of:=[.K21]/[.F21]" office:value-type="percentage" office:value="1.13320621084173">
            <text:p>113,32%</text:p>
          </table:table-cell>
          <table:table-cell/>
          <table:table-cell table:style-name="ce58" table:formula="of:=[.M21]/[.F21]" office:value-type="percentage" office:value="1.36883682920185">
            <text:p>136,88%</text:p>
          </table:table-cell>
          <table:table-cell/>
          <table:table-cell table:style-name="ce5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44" table:number-columns-repeated="12"/>
          <table:table-cell table:style-name="ce32" table:number-columns-repeated="2"/>
          <table:table-cell table:style-name="ce44" table:number-columns-repeated="2"/>
          <table:table-cell table:style-name="ce32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91" office:value-type="string">
            <text:p>rapport offre entreprise / estim Moe :</text:p>
          </table:table-cell>
          <table:table-cell table:style-name="ce58" table:formula="of:=[.I27]/[.F27]" office:value-type="percentage" office:value="1.25094768764215">
            <text:p>125,09%</text:p>
          </table:table-cell>
          <table:table-cell table:style-name="ce44"/>
          <table:table-cell table:style-name="ce58" table:formula="of:=[.K27]/[.F27]" office:value-type="percentage" office:value="1.08225928733889">
            <text:p>108,23%</text:p>
          </table:table-cell>
          <table:table-cell table:style-name="ce44"/>
          <table:table-cell table:style-name="ce58" table:formula="of:=[.M27]/[.F27]" office:value-type="percentage" office:value="1.3267626990144">
            <text:p>132,68%</text:p>
          </table:table-cell>
          <table:table-cell table:style-name="ce44"/>
          <table:table-cell table:style-name="ce58" table:formula="of:=[.O27]/[.F27]" office:value-type="percentage" office:value="1.40968536770281">
            <text:p>140,97%</text:p>
          </table:table-cell>
          <table:table-cell table:style-name="ce44" table:number-columns-repeated="4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32" office:value-type="string">
            <text:p><text:s/></text:p>
          </table:table-cell>
          <table:table-cell table:style-name="ce32" table:number-columns-repeated="999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</text:p>
          </table:table-cell>
          <table:table-cell table:style-name="ce123" office:value-type="string">
            <text:p>GRILLES MÉTALLIQUES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.1</text:p>
          </table:table-cell>
          <table:table-cell table:style-name="ce6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33]/[.F33]" office:value-type="percentage" office:value="5.19310344827586">
            <text:p>519,31%</text:p>
          </table:table-cell>
          <table:table-cell/>
          <table:table-cell table:style-name="ce58" table:formula="of:=[.K33]/[.F33]" office:value-type="percentage" office:value="3.62068965517241">
            <text:p>362,07%</text:p>
          </table:table-cell>
          <table:table-cell/>
          <table:table-cell table:style-name="ce58" table:formula="of:=[.M33]/[.F33]" office:value-type="percentage" office:value="2.58620689655172">
            <text:p>258,62%</text:p>
          </table:table-cell>
          <table:table-cell/>
          <table:table-cell table:style-name="ce5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menuiserie bois" table:style-name="ta13" table:print-ranges="'07 menuiserie bois'.A1:'07 menuiserie bois'.O37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6" table:default-cell-style-name="Default"/>
        <table:table-column-group table:display="false">
          <table:table-column table:style-name="co12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 &amp; BOIS (1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R.E.M.B.A.T (2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LJDS BOIS (4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22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22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22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6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2.1.1.2</text:p>
          </table:table-cell>
          <table:table-cell table:style-name="ce6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2.1</text:p>
          </table:table-cell>
          <table:table-cell table:style-name="ce6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39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5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5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.1</text:p>
          </table:table-cell>
          <table:table-cell table:style-name="ce6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3.1.1.2</text:p>
          </table:table-cell>
          <table:table-cell table:style-name="ce6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07"/>
          <table:table-cell table:style-name="ce137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91" office:value-type="string">
            <text:p>rapport offre entreprise / estim Moe :</text:p>
          </table:table-cell>
          <table:table-cell table:style-name="ce58" table:formula="of:=[.I36]/[.F36]" office:value-type="percentage" office:value="4.24727272727273">
            <text:p>424,73%</text:p>
          </table:table-cell>
          <table:table-cell table:style-name="ce58"/>
          <table:table-cell/>
          <table:table-cell table:style-name="ce58" table:formula="of:=[.L36]/[.F36]" office:value-type="percentage" office:value="5.15127272727273">
            <text:p>515,13%</text:p>
          </table:table-cell>
          <table:table-cell table:style-name="ce58"/>
          <table:table-cell/>
          <table:table-cell table:style-name="ce5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84" table:number-columns-repeated="2"/>
          <table:table-cell/>
          <table:table-cell table:style-name="ce9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38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08 menuiserie PVC" table:style-name="ta14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6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09a revetements durs" table:style-name="ta15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87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87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4">
          <table:table-cell table:style-name="ce6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4" table:visibility="collapse">
            <table:table-cell table:style-name="ce6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4" table:visibility="collapse">
            <table:table-cell table:style-name="ce6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" office:value-type="string">
              <text:p>CARRELAGE PIERR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88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calier y/c palie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DC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paces extérieu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87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94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63"/>
            <table:table-cell table:style-name="ce85"/>
            <table:table-cell table:style-name="ce73"/>
            <table:table-cell table:style-name="ce75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87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63" office:value-type="string">
            <text:p>5.2</text:p>
          </table:table-cell>
          <table:table-cell table:style-name="ce7" office:value-type="string">
            <text:p>CARRELAGE PIERR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92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87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87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87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2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91" office:value-type="string">
            <text:p>rapport offre entreprise / estim Moe :</text:p>
          </table:table-cell>
          <table:table-cell table:style-name="ce5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10 plaques de platre" table:style-name="ta17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123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81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86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14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86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6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6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8" office:value-type="string">
              <text:p>FAUX PLAFONDS EN LAINE DE ROCHE</text:p>
            </table:table-cell>
            <table:table-cell table:style-name="ce2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91" office:value-type="string">
            <text:p>rapport offre entreprise / estim Moe :</text:p>
          </table:table-cell>
          <table:table-cell table:style-name="ce5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>
            <text:p>(PM : si on enlève le géotextile)</text:p>
          </table:table-cell>
          <table:table-cell table:style-name="ce143"/>
          <table:table-cell table:style-name="ce144"/>
          <table:table-cell table:style-name="ce145"/>
          <table:table-cell table:style-name="ce145" table:formula="of:=[.F28]-[.F23]" office:value-type="currency" office:currency="EUR" office:value="17314.096">
            <text:p>17 314,10 €</text:p>
          </table:table-cell>
          <table:table-cell table:style-name="ce145"/>
          <table:table-cell table:style-name="ce148" table:formula="of:=[.H28]-[.H23]" office:value-type="currency" office:currency="EUR" office:value="15927.454">
            <text:p>15 927,45 €</text:p>
          </table:table-cell>
          <table:table-cell table:style-name="ce149" table:number-columns-repeated="10"/>
          <table:table-cell table:style-name="ce94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47" office:value-type="currency" office:currency="EUR" office:value="40">
            <text:p>40,00 €</text:p>
          </table:table-cell>
          <table:table-cell table:style-name="ce47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47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146" table:number-columns-repeated="14"/>
          <table:table-cell table:style-name="ce32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47"/>
          <table:table-cell table:style-name="ce105" table:formula="of:=SUM([.F34:.F36])" office:value-type="currency" office:currency="EUR" office:value="-9760.8">
            <text:p>-9 760,80 €</text:p>
          </table:table-cell>
          <table:table-cell table:style-name="ce105"/>
          <table:table-cell table:style-name="ce105" table:formula="of:=SUM([.H34:.H36])" office:value-type="currency" office:currency="EUR" office:value="-9272.76">
            <text:p>-9 272,76 €</text:p>
          </table:table-cell>
          <table:table-cell table:style-name="ce105"/>
          <table:table-cell table:style-name="ce105" table:formula="of:=SUM([.J34:.J36])" office:value-type="currency" office:currency="EUR" office:value="-488.04">
            <text:p>-488,04 €</text:p>
          </table:table-cell>
          <table:table-cell table:style-name="ce105"/>
          <table:table-cell table:style-name="ce105" table:formula="of:=SUM([.L34:.L36])" office:value-type="currency" office:currency="EUR" office:value="-732.06">
            <text:p>-732,06 €</text:p>
          </table:table-cell>
          <table:table-cell table:style-name="ce105"/>
          <table:table-cell table:style-name="ce105" table:formula="of:=SUM([.N34:.N36])" office:value-type="currency" office:currency="EUR" office:value="-976.08">
            <text:p>-976,08 €</text:p>
          </table:table-cell>
          <table:table-cell table:style-name="ce105"/>
          <table:table-cell table:style-name="ce105" table:formula="of:=SUM([.P34:.P36])" office:value-type="currency" office:currency="EUR" office:value="-1220.1">
            <text:p>-1 220,10 €</text:p>
          </table:table-cell>
          <table:table-cell table:style-name="ce105" table:number-columns-repeated="2"/>
          <table:table-cell table:number-columns-repeated="1006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44"/>
          <table:table-cell table:style-name="ce32"/>
          <table:table-cell table:style-name="ce91" office:value-type="string">
            <text:p>rapport offre entreprise / estim Moe :</text:p>
          </table:table-cell>
          <table:table-cell table:style-name="ce58" table:formula="of:=[.H38]/[.F38]" office:value-type="percentage" office:value="0.95">
            <text:p>95,00%</text:p>
          </table:table-cell>
          <table:table-cell table:style-name="ce32" table:number-columns-repeated="1016"/>
        </table:table-row>
        <table:table-row table:style-name="ro1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.1</text:p>
          </table:table-cell>
          <table:table-cell table:style-name="ce6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plomberie" table:style-name="ta27" table:print-ranges="'11 plomberie'.A1:'11 plomberie'.J108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R.E.M.B.A.T (2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3</text:p>
          </table:table-cell>
          <table:table-cell table:style-name="ce6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82" office:value-type="string">
            <text:p>Prix pose lavabo</text:p>
          </table:table-cell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63" office:value-type="string">
            <text:p>2.2.1.1</text:p>
          </table:table-cell>
          <table:table-cell table:style-name="ce6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82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0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82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0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1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21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0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0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82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63"/>
          <table:table-cell table:style-name="ce71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63"/>
          <table:table-cell table:style-name="ce180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94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0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DURAVI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1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1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1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f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Kend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gica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Victoria plu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GROH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Essenc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/>
            <table:table-cell table:style-name="ce183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Concett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Atri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2.1.2</text:p>
          </table:table-cell>
          <table:table-cell table:style-name="ce68" office:value-type="string">
            <text:p>PRESTO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0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2.2.1.3</text:p>
          </table:table-cell>
          <table:table-cell table:style-name="ce68" office:value-type="string">
            <text:p>Robinetterie standar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0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/>
          <table:table-cell table:style-name="ce180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63"/>
            <table:table-cell table:style-name="ce180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0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0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Ventilation naturell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2</text:p>
          </table:table-cell>
          <table:table-cell table:style-name="ce6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2.1</text:p>
          </table:table-cell>
          <table:table-cell table:style-name="ce71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2.1</text:p>
          </table:table-cell>
          <table:table-cell table:style-name="ce6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106]/[.F106]" office:value-type="percentage" office:value="1.35053177895296">
            <text:p>135,05%</text:p>
          </table:table-cell>
          <table:table-cell/>
          <table:table-cell table:style-name="ce5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2 climatisation" table:style-name="ta19" table:print="false">
        <table:table-column table:style-name="co1" table:default-cell-style-name="ce155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3 electricité" table:style-name="ta28" table:print="false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-group table:display="false">
          <table:table-column table:style-name="co4" table:visibility="collapse" table:number-columns-repeated="2" table:default-cell-style-name="Default"/>
        </table:table-column-group>
        <table:table-column-group table:display="false">
          <table:table-column table:style-name="co6" table:visibility="collapse" table:number-columns-repeated="2" table:default-cell-style-name="Default"/>
        </table:table-column-group>
        <table:table-column table:style-name="co6" table:number-columns-repeated="2" table:default-cell-style-name="Default"/>
        <table:table-column-group table:display="false">
          <table:table-column table:style-name="co12" table:visibility="collapse" table:number-columns-repeated="8" table:default-cell-style-name="Default"/>
        </table:table-column-group>
        <table:table-column table:style-name="co6" table:number-columns-repeated="9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.1</text:p>
          </table:table-cell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 office:value-type="string">
              <text:p>2.7.1.2</text:p>
            </table:table-cell>
            <table:table-cell table:style-name="ce6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7.1.2</text:p>
          </table:table-cell>
          <table:table-cell table:style-name="ce6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1.3</text:p>
          </table:table-cell>
          <table:table-cell table:style-name="ce6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(2x6 bureaux)+(3 salle de réunion)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Default"/>
            <table:table-cell table:style-name="ce6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7.1.4</text:p>
          </table:table-cell>
          <table:table-cell table:style-name="ce6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1.5</text:p>
          </table:table-cell>
          <table:table-cell table:style-name="ce6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7.2.1</text:p>
          </table:table-cell>
          <table:table-cell table:style-name="ce6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R-1 local technique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2.2</text:p>
          </table:table-cell>
          <table:table-cell table:style-name="ce6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PM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7.2.3</text:p>
          </table:table-cell>
          <table:table-cell table:style-name="ce6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8.1</text:p>
          </table:table-cell>
          <table:table-cell table:style-name="ce180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2</text:p>
          </table:table-cell>
          <table:table-cell table:style-name="ce180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3</text:p>
          </table:table-cell>
          <table:table-cell table:style-name="ce180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bureaux 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4</text:p>
          </table:table-cell>
          <table:table-cell table:style-name="ce180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loir, salle de réunion</text:p>
          </table:table-cell>
          <table:table-cell table:number-columns-repeated="3"/>
          <table:table-cell table:style-name="ce189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" table:visibility="collapse">
            <table:table-cell table:style-name="Default"/>
            <table:table-cell table:style-name="ce180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3"/>
            <table:table-cell table:style-name="ce189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5</text:p>
          </table:table-cell>
          <table:table-cell table:style-name="ce180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iodures métalliques en coursive R+1, et 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9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180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9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6</text:p>
          </table:table-cell>
          <table:table-cell table:style-name="ce180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9.1</text:p>
          </table:table-cell>
          <table:table-cell table:style-name="ce180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.2</text:p>
          </table:table-cell>
          <table:table-cell table:style-name="ce180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0.1</text:p>
          </table:table-cell>
          <table:table-cell table:style-name="ce180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2</text:p>
          </table:table-cell>
          <table:table-cell table:style-name="ce180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 (1/face)</text:p>
          </table:table-cell>
          <table:table-cell table:number-columns-repeated="2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3</text:p>
          </table:table-cell>
          <table:table-cell table:style-name="ce180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4</text:p>
          </table:table-cell>
          <table:table-cell table:style-name="ce180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 R+1, salle polyvalente RDC</text:p>
          </table:table-cell>
          <table:table-cell table:number-columns-repeated="2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5</text:p>
          </table:table-cell>
          <table:table-cell table:style-name="ce180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1.1</text:p>
          </table:table-cell>
          <table:table-cell table:style-name="ce180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0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11.2</text:p>
          </table:table-cell>
          <table:table-cell table:style-name="ce180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.3</text:p>
          </table:table-cell>
          <table:table-cell table:style-name="ce180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.4</text:p>
          </table:table-cell>
          <table:table-cell table:style-name="ce180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.5</text:p>
          </table:table-cell>
          <table:table-cell table:style-name="ce180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<text:s/>2WC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9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62]/[.F62]" office:value-type="percentage" office:value="1.05691323601771">
            <text:p>105,69%</text:p>
          </table:table-cell>
          <table:table-cell/>
          <table:table-cell table:style-name="ce58" table:formula="of:=[.J62]/[.F62]" office:value-type="percentage" office:value="1.04132064949975">
            <text:p>104,13%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 table:style-name="ce63"/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intérieur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7]*[.E67]" office:value-type="currency" office:currency="EUR" office:value="0">
            <text:p>0,00 €</text:p>
          </table:table-cell>
          <table:table-cell table:style-name="ce77"/>
          <table:table-cell table:style-name="ce12" table:formula="of:=[.G67]*[.D67]" office:value-type="currency" office:currency="EUR" office:value="0">
            <text:p>0,00 €</text:p>
          </table:table-cell>
          <table:table-cell table:style-name="ce77"/>
          <table:table-cell table:style-name="ce12" table:formula="of:=[.I67]*[.D67]" office:value-type="currency" office:currency="EUR" office:value="0">
            <text:p>0,00 €</text:p>
          </table:table-cell>
          <table:table-cell table:style-name="ce77"/>
          <table:table-cell table:style-name="ce12" table:formula="of:=[.K67]*[.D67]" office:value-type="currency" office:currency="EUR" office:value="0">
            <text:p>0,00 €</text:p>
          </table:table-cell>
          <table:table-cell table:style-name="ce77"/>
          <table:table-cell table:style-name="ce12" table:formula="of:=[.M67]*[.D67]" office:value-type="currency" office:currency="EUR" office:value="0">
            <text:p>0,00 €</text:p>
          </table:table-cell>
          <table:table-cell table:style-name="ce77"/>
          <table:table-cell table:style-name="ce12" table:formula="of:=[.O67]*[.D67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8]*[.E68]" office:value-type="currency" office:currency="EUR" office:value="0">
            <text:p>0,00 €</text:p>
          </table:table-cell>
          <table:table-cell table:style-name="ce77"/>
          <table:table-cell table:style-name="ce12" table:formula="of:=[.G68]*[.D68]" office:value-type="currency" office:currency="EUR" office:value="0">
            <text:p>0,00 €</text:p>
          </table:table-cell>
          <table:table-cell table:style-name="ce77"/>
          <table:table-cell table:style-name="ce12" table:formula="of:=[.I68]*[.D68]" office:value-type="currency" office:currency="EUR" office:value="0">
            <text:p>0,00 €</text:p>
          </table:table-cell>
          <table:table-cell table:style-name="ce77"/>
          <table:table-cell table:style-name="ce12" table:formula="of:=[.K68]*[.D68]" office:value-type="currency" office:currency="EUR" office:value="0">
            <text:p>0,00 €</text:p>
          </table:table-cell>
          <table:table-cell table:style-name="ce77"/>
          <table:table-cell table:style-name="ce12" table:formula="of:=[.M68]*[.D68]" office:value-type="currency" office:currency="EUR" office:value="0">
            <text:p>0,00 €</text:p>
          </table:table-cell>
          <table:table-cell table:style-name="ce77"/>
          <table:table-cell table:style-name="ce12" table:formula="of:=[.O68]*[.D6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/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/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/>
          <table:table-cell table:style-name="ce6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1]*[.E71]" office:value-type="currency" office:currency="EUR" office:value="0">
            <text:p>0,00 €</text:p>
          </table:table-cell>
          <table:table-cell table:style-name="ce77"/>
          <table:table-cell table:style-name="ce12" table:formula="of:=[.G71]*[.D71]" office:value-type="currency" office:currency="EUR" office:value="0">
            <text:p>0,00 €</text:p>
          </table:table-cell>
          <table:table-cell table:style-name="ce77"/>
          <table:table-cell table:style-name="ce12" table:formula="of:=[.I71]*[.D71]" office:value-type="currency" office:currency="EUR" office:value="0">
            <text:p>0,00 €</text:p>
          </table:table-cell>
          <table:table-cell table:style-name="ce77"/>
          <table:table-cell table:style-name="ce12" table:formula="of:=[.K71]*[.D71]" office:value-type="currency" office:currency="EUR" office:value="0">
            <text:p>0,00 €</text:p>
          </table:table-cell>
          <table:table-cell table:style-name="ce77"/>
          <table:table-cell table:style-name="ce12" table:formula="of:=[.M71]*[.D71]" office:value-type="currency" office:currency="EUR" office:value="0">
            <text:p>0,00 €</text:p>
          </table:table-cell>
          <table:table-cell table:style-name="ce77"/>
          <table:table-cell table:style-name="ce12" table:formula="of:=[.O71]*[.D7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2]*[.E72]" office:value-type="currency" office:currency="EUR" office:value="0">
            <text:p>0,00 €</text:p>
          </table:table-cell>
          <table:table-cell table:style-name="ce77"/>
          <table:table-cell table:style-name="ce12" table:formula="of:=[.G72]*[.D72]" office:value-type="currency" office:currency="EUR" office:value="0">
            <text:p>0,00 €</text:p>
          </table:table-cell>
          <table:table-cell table:style-name="ce77"/>
          <table:table-cell table:style-name="ce12" table:formula="of:=[.I72]*[.D72]" office:value-type="currency" office:currency="EUR" office:value="0">
            <text:p>0,00 €</text:p>
          </table:table-cell>
          <table:table-cell table:style-name="ce77"/>
          <table:table-cell table:style-name="ce12" table:formula="of:=[.K72]*[.D72]" office:value-type="currency" office:currency="EUR" office:value="0">
            <text:p>0,00 €</text:p>
          </table:table-cell>
          <table:table-cell table:style-name="ce77"/>
          <table:table-cell table:style-name="ce12" table:formula="of:=[.M72]*[.D72]" office:value-type="currency" office:currency="EUR" office:value="0">
            <text:p>0,00 €</text:p>
          </table:table-cell>
          <table:table-cell table:style-name="ce77"/>
          <table:table-cell table:style-name="ce12" table:formula="of:=[.O72]*[.D7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extérieu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5]*[.E75]" office:value-type="currency" office:currency="EUR" office:value="0">
            <text:p>0,00 €</text:p>
          </table:table-cell>
          <table:table-cell table:style-name="ce77"/>
          <table:table-cell table:style-name="ce12" table:formula="of:=[.G75]*[.D75]" office:value-type="currency" office:currency="EUR" office:value="0">
            <text:p>0,00 €</text:p>
          </table:table-cell>
          <table:table-cell table:style-name="ce77"/>
          <table:table-cell table:style-name="ce12" table:formula="of:=[.I75]*[.D75]" office:value-type="currency" office:currency="EUR" office:value="0">
            <text:p>0,00 €</text:p>
          </table:table-cell>
          <table:table-cell table:style-name="ce77"/>
          <table:table-cell table:style-name="ce12" table:formula="of:=[.K75]*[.D75]" office:value-type="currency" office:currency="EUR" office:value="0">
            <text:p>0,00 €</text:p>
          </table:table-cell>
          <table:table-cell table:style-name="ce77"/>
          <table:table-cell table:style-name="ce12" table:formula="of:=[.M75]*[.D75]" office:value-type="currency" office:currency="EUR" office:value="0">
            <text:p>0,00 €</text:p>
          </table:table-cell>
          <table:table-cell table:style-name="ce77"/>
          <table:table-cell table:style-name="ce12" table:formula="of:=[.O75]*[.D7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9]*[.E79]" office:value-type="currency" office:currency="EUR" office:value="0">
            <text:p>0,00 €</text:p>
          </table:table-cell>
          <table:table-cell table:style-name="ce77"/>
          <table:table-cell table:style-name="ce12" table:formula="of:=[.G79]*[.D79]" office:value-type="currency" office:currency="EUR" office:value="0">
            <text:p>0,00 €</text:p>
          </table:table-cell>
          <table:table-cell table:style-name="ce77"/>
          <table:table-cell table:style-name="ce12" table:formula="of:=[.I79]*[.D79]" office:value-type="currency" office:currency="EUR" office:value="0">
            <text:p>0,00 €</text:p>
          </table:table-cell>
          <table:table-cell table:style-name="ce77"/>
          <table:table-cell table:style-name="ce12" table:formula="of:=[.K79]*[.D79]" office:value-type="currency" office:currency="EUR" office:value="0">
            <text:p>0,00 €</text:p>
          </table:table-cell>
          <table:table-cell table:style-name="ce77"/>
          <table:table-cell table:style-name="ce12" table:formula="of:=[.M79]*[.D79]" office:value-type="currency" office:currency="EUR" office:value="0">
            <text:p>0,00 €</text:p>
          </table:table-cell>
          <table:table-cell table:style-name="ce77"/>
          <table:table-cell table:style-name="ce12" table:formula="of:=[.O79]*[.D7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8]*[.E88]" office:value-type="currency" office:currency="EUR" office:value="0">
            <text:p>0,00 €</text:p>
          </table:table-cell>
          <table:table-cell table:style-name="ce77"/>
          <table:table-cell table:style-name="ce12" table:formula="of:=[.G88]*[.D88]" office:value-type="currency" office:currency="EUR" office:value="0">
            <text:p>0,00 €</text:p>
          </table:table-cell>
          <table:table-cell table:style-name="ce77"/>
          <table:table-cell table:style-name="ce12" table:formula="of:=[.I88]*[.D88]" office:value-type="currency" office:currency="EUR" office:value="0">
            <text:p>0,00 €</text:p>
          </table:table-cell>
          <table:table-cell table:style-name="ce77"/>
          <table:table-cell table:style-name="ce12" table:formula="of:=[.K88]*[.D88]" office:value-type="currency" office:currency="EUR" office:value="0">
            <text:p>0,00 €</text:p>
          </table:table-cell>
          <table:table-cell table:style-name="ce77"/>
          <table:table-cell table:style-name="ce12" table:formula="of:=[.M88]*[.D88]" office:value-type="currency" office:currency="EUR" office:value="0">
            <text:p>0,00 €</text:p>
          </table:table-cell>
          <table:table-cell table:style-name="ce77"/>
          <table:table-cell table:style-name="ce12" table:formula="of:=[.O88]*[.D8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0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3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3"/>
        </table:table-row>
        <table:table-row table:style-name="ro1" table:number-rows-repeated="1048470">
          <table:table-cell table:number-columns-repeated="27"/>
        </table:table-row>
        <table:table-row table:style-name="ro1">
          <table:table-cell table:number-columns-repeated="27"/>
        </table:table-row>
        <table:named-expressions/>
      </table:table>
      <table:table table:name="14 ascenseur" table:style-name="ta21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15 peinture" table:style-name="ta22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4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Sous-face plancher collaborant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58"/>
          </table:table-row>
        </table:table-row-group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63" office:value-type="string">
            <text:p>2.1.2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1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1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2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5" table:number-columns-repeated="2"/>
          <table:table-cell office:value-type="string">
            <text:p>12+2 pour couleur</text:p>
          </table:table-cell>
          <table:table-cell/>
        </table:table-row>
        <table:table-row-group>
          <table:table-row table:style-name="ro4" table:visibility="collapse">
            <table:table-cell table:style-name="ce6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50]/[.F50]" office:value-type="percentage" office:value="1.79468591582606">
            <text:p>179,47%</text:p>
          </table:table-cell>
          <table:table-cell/>
          <table:table-cell table:style-name="ce58" table:formula="of:=[.J50]/[.F50]" office:value-type="percentage" office:value="0.918956810212748">
            <text:p>91,90%</text:p>
          </table:table-cell>
          <table:table-cell table:style-name="ce58"/>
          <table:table-cell table:style-name="ce58" table:formula="of:=[.L50]/[.F50]" office:value-type="percentage" office:value="1.57783338988802">
            <text:p>157,78%</text:p>
          </table:table-cell>
          <table:table-cell table:style-name="ce58"/>
          <table:table-cell table:style-name="ce58" table:formula="of:=[.N50]/[.F50]" office:value-type="percentage" office:value="0.945152234938458">
            <text:p>94,52%</text:p>
          </table:table-cell>
          <table:table-cell table:style-name="ce58"/>
          <table:table-cell table:style-name="ce58" table:formula="of:=[.P50]/[.F50]" office:value-type="percentage" office:value="1.32611656949543">
            <text:p>132,6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6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2"/>
          <table:table-cell office:value-type="string">
            <text:p>Sous-face plancher collaborant</text:p>
          </table:table-cell>
          <table:table-cell/>
        </table:table-row>
        <table:table-row table:style-name="ro1">
          <table:table-cell table:style-name="ce6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5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9]/[.F59]" office:value-type="percentage" office:value="3.44444444444444">
            <text:p>344,44%</text:p>
          </table:table-cell>
          <table:table-cell/>
          <table:table-cell table:style-name="ce58" table:formula="of:=[.J59]/[.F59]" office:value-type="percentage" office:value="1.27777777777778">
            <text:p>127,78%</text:p>
          </table:table-cell>
          <table:table-cell table:style-name="ce58"/>
          <table:table-cell table:style-name="ce58" table:formula="of:=[.L59]/[.F59]" office:value-type="percentage" office:value="2.33333333333333">
            <text:p>233,33%</text:p>
          </table:table-cell>
          <table:table-cell table:style-name="ce58"/>
          <table:table-cell table:style-name="ce58" table:formula="of:=[.N59]/[.F59]" office:value-type="percentage" office:value="1.44444444444444">
            <text:p>144,44%</text:p>
          </table:table-cell>
          <table:table-cell table:style-name="ce58"/>
          <table:table-cell table:style-name="ce58" table:formula="of:=[.P59]/[.F59]" office:value-type="percentage" office:value="1.88888888888889">
            <text:p>188,8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41" office:value-type="string">
            <text:p>(vérif)</text:p>
          </table:table-cell>
          <table:table-cell table:style-name="ce148" table:formula="of:=[.H50]+[.H59]" office:value-type="currency" office:currency="EUR" office:value="32231.9774">
            <text:p>32 231,98 €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3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2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/08/2014</text:date>, <text:time>14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4-08-25T14:00:32.69</dc:date>
    <meta:print-date>2013-03-13T23:14:27</meta:print-date>
    <meta:editing-cycles>311</meta:editing-cycles>
    <meta:editing-duration>P13DT1H51M33S</meta:editing-duration>
    <meta:generator>OpenOffice/4.1.0$Win32 OpenOffice.org_project/410m18$Build-9764</meta:generator>
    <dc:creator>XAVIER DARON ARCHITECTE DPLG XDA</dc:creator>
    <meta:document-statistic meta:table-count="22" meta:cell-count="12502" meta:object-count="0"/>
  </office:meta>
</office:document-meta>
</file>